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3F1700002B1535A2BC0A.svm"/>
  <manifest:file-entry manifest:media-type="" manifest:full-path="Pictures/2000000700003D7000003305B6DA684E.svm"/>
  <manifest:file-entry manifest:media-type="" manifest:full-path="Pictures/20000007000032310000108A2F8ACE4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style:font-name="Verdana" fo:font-style="normal" style:font-style-asian="normal" style:font-style-complex="normal"/>
    </style:style>
    <style:style style:name="P3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text-properties style:font-name="Verdana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Text_20_body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Verdana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color="#8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text-properties fo:color="#800000" style:font-name="Times New Roman" fo:font-weight="bold" style:font-weight-asian="bold" style:font-weight-complex="bold"/>
    </style:style>
    <style:style style:name="P19" style:family="paragraph" style:parent-style-name="Text_20_body">
      <style:text-properties fo:font-size="12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Text_20_body">
      <style:paragraph-properties fo:background-color="#e6e6e6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background-color="#e6e6e6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background-color="#e6e6e6">
        <style:background-image/>
      </style:paragraph-properties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fo:color="#000000"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background-color="transparent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00%" fo:background-color="transparent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background-color="transparent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background-color="transparent">
        <style:background-image/>
      </style:paragraph-properties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style:paragraph-properties fo:background-color="transparent">
        <style:background-image/>
      </style:paragraph-properties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Text_20_body">
      <style:paragraph-properties fo:background-color="transparent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background-color="transparent">
        <style:background-image/>
      </style:paragraph-properties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background-color="transparent">
        <style:background-image/>
      </style:paragraph-properties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>
      <style:paragraph-properties fo:background-color="transparent">
        <style:background-image/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background-color="transparent">
        <style:background-image/>
      </style:paragraph-properties>
      <style:text-properties fo:color="#0000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background-color="transparent">
        <style:background-image/>
      </style:paragraph-properties>
      <style:text-properties fo:color="#0000ff"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ff"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4" style:family="paragraph" style:parent-style-name="Text_20_body">
      <style:paragraph-properties fo:background-color="transparent">
        <style:background-image/>
      </style:paragraph-properties>
      <style:text-properties fo:color="#0000ff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ff"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ext_20_body">
      <style:paragraph-properties fo:background-color="transparent">
        <style:background-image/>
      </style:paragraph-properties>
      <style:text-properties style:font-name="Arial Narrow" fo:font-size="10pt" fo:font-weight="bold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8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8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800000" style:font-name="Times New Roman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8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 fo:background-color="transparent">
        <style:background-image/>
      </style:paragraph-properties>
    </style:style>
    <style:style style:name="P7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top="0cm" fo:margin-bottom="0cm" style:line-height-at-least="0cm" fo:text-align="start" style:justify-single-word="false" fo:background-color="#e6e6e6">
        <style:background-image/>
      </style:paragraph-properties>
      <style:text-properties fo:color="#000000"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style:paragraph-properties fo:margin-top="0cm" fo:margin-bottom="0cm" style:line-height-at-least="0cm" fo:text-align="start" style:justify-single-word="false" fo:background-color="#e6e6e6">
        <style:background-image/>
      </style:paragraph-properties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>
      <style:paragraph-properties fo:margin-top="0cm" fo:margin-bottom="0cm" style:line-height-at-least="0cm" fo:text-align="justify" style:justify-single-word="false" fo:background-color="#e6e6e6">
        <style:background-image/>
      </style:paragraph-properties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5" style:family="paragraph" style:parent-style-name="Standard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0"/>
    <style:style style:name="P87" style:family="paragraph" style:parent-style-name="Standard" style:list-style-name="L16"/>
    <style:style style:name="P88" style:family="paragraph" style:parent-style-name="Standard" style:list-style-name="L25"/>
    <style:style style:name="P89" style:family="paragraph" style:parent-style-name="Standard" style:list-style-name="L30"/>
    <style:style style:name="P90" style:family="paragraph" style:parent-style-name="Standard" style:list-style-name="L31"/>
    <style:style style:name="P91" style:family="paragraph" style:parent-style-name="Standard" style:list-style-name="L32"/>
    <style:style style:name="P92" style:family="paragraph" style:parent-style-name="Standard" style:list-style-name="L33"/>
    <style:style style:name="P93" style:family="paragraph" style:parent-style-name="Standard" style:list-style-name="L35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ext_20_body" style:list-style-name="L1">
      <style:paragraph-properties fo:text-align="justify" style:justify-single-word="false"/>
      <style:text-properties fo:color="#000000" style:font-name="Verdana" fo:font-style="normal" fo:font-weight="normal" style:font-style-asian="normal" style:font-weight-asian="normal" style:font-style-complex="normal" style:font-weight-complex="normal"/>
    </style:style>
    <style:style style:name="P95" style:family="paragraph" style:parent-style-name="Text_20_body" style:list-style-name="L15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style:font-name="Verdana" style:font-size-complex="10pt"/>
    </style:style>
    <style:style style:name="P98" style:family="paragraph" style:parent-style-name="Text_20_body">
      <style:paragraph-properties fo:text-align="justify" style:justify-single-word="false"/>
      <style:text-properties style:font-name="Verdana" fo:font-size="14pt" fo:font-style="italic" fo:font-weight="normal" style:font-size-asian="14pt" style:font-style-asian="italic" style:font-weight-asian="normal" style:font-size-complex="10pt" style:font-style-complex="italic" style:font-weight-complex="normal"/>
    </style:style>
    <style:style style:name="P99" style:family="paragraph" style:parent-style-name="Text_20_body" style:list-style-name="L2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0" style:family="paragraph" style:parent-style-name="Text_20_body" style:list-style-name="L22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 style:list-style-name="L23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 style:list-style-name="L24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 style:list-style-name="L2">
      <style:paragraph-properties fo:background-color="transparent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ext_20_body" style:list-style-name="L3">
      <style:paragraph-properties fo:background-color="transparent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ext_20_body" style:list-style-name="L6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ext_20_body" style:list-style-name="L13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ext_20_body" style:list-style-name="L4">
      <style:paragraph-properties fo:background-color="transparent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 style:list-style-name="L5">
      <style:paragraph-properties fo:background-color="transparent">
        <style:background-image/>
      </style:paragraph-properties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ext_20_body" style:list-style-name="L7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 style:list-style-name="L8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 style:list-style-name="L11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 style:list-style-name="L9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ext_20_body" style:list-style-name="L20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ext_20_body" style:list-style-name="L21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ext_20_body" style:list-style-name="L37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 style:list-style-name="L7">
      <style:paragraph-properties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_20_body" style:list-style-name="L14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_20_body" style:list-style-name="L12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ext_20_body" style:list-style-name="L17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_20_body" style:list-style-name="L18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ext_20_body" style:list-style-name="L19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ext_20_body" style:list-style-name="L26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ext_20_body" style:list-style-name="L27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ext_20_body" style:list-style-name="L28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ext_20_body" style:list-style-name="L29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_20_body" style:list-style-name="L31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 style:list-style-name="L34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 style:list-style-name="L36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ext_20_body" style:list-style-name="L36">
      <style:paragraph-properties fo:text-align="justify" style:justify-single-word="false" fo:background-color="transparent">
        <style:background-image/>
      </style:paragraph-properties>
      <style:text-properties fo:color="#000080"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Heading_20_2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31" style:family="paragraph" style:parent-style-name="Heading_20_2">
      <style:text-properties fo:font-style="normal" style:font-style-asian="normal" style:font-style-complex="normal"/>
    </style:style>
    <style:style style:name="P132" style:family="paragraph" style:parent-style-name="Heading_20_3">
      <style:text-properties fo:font-weight="normal" style:font-weight-asian="normal" style:font-weight-complex="normal"/>
    </style:style>
    <style:style style:name="P133" style:family="paragraph" style:parent-style-name="Heading_20_3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34" style:family="paragraph" style:parent-style-name="Heading_20_3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5" style:family="paragraph" style:parent-style-name="Heading_20_3">
      <style:paragraph-properties fo:text-align="justify" style:justify-single-word="false"/>
      <style:text-properties style:font-name="Verdana" fo:font-size="14pt" fo:font-style="italic" fo:font-weight="normal" style:font-size-asian="14pt" style:font-style-asian="italic" style:font-weight-asian="normal" style:font-size-complex="10pt" style:font-style-complex="italic" style:font-weight-complex="normal"/>
    </style:style>
    <style:style style:name="P136" style:family="paragraph" style:parent-style-name="Heading_20_4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Heading_20_4">
      <style:text-properties fo:font-size="12pt" fo:font-style="normal" style:font-size-asian="12pt" style:font-style-asian="normal" style:font-size-complex="12pt" style:font-style-complex="normal"/>
    </style:style>
    <style:style style:name="P138" style:family="paragraph" style:parent-style-name="Heading_20_4">
      <style:paragraph-properties fo:background-color="transparent">
        <style:background-image/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P139" style:family="paragraph" style:parent-style-name="Heading_20_4">
      <style:paragraph-properties fo:background-color="transparent">
        <style:background-image/>
      </style:paragraph-properties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Heading_20_5">
      <style:text-properties fo:font-size="12pt" fo:font-style="normal" style:font-size-asian="12pt" style:font-style-asian="normal" style:font-size-complex="12pt" style:font-style-complex="normal"/>
    </style:style>
    <style:style style:name="P141" style:family="paragraph" style:parent-style-name="Heading_20_5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Heading_20_5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Heading_20_5">
      <style:paragraph-properties fo:text-align="justify" style:justify-single-word="false" fo:background-color="transparent">
        <style:background-image/>
      </style:paragraph-properties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0pt" style:font-weight-complex="bold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9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style:font-name="Verdana" fo:font-size="10pt" fo:font-style="normal" style:font-size-asian="10pt" style:font-style-asian="normal" style:font-size-complex="10pt" style:font-style-complex="normal"/>
    </style:style>
    <style:style style:name="T24" style:family="text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fo:font-style="italic" style:font-style-asian="italic" style:font-style-complex="italic"/>
    </style:style>
    <style:style style:name="T2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Times New Roman" fo:font-size="12pt" style:font-size-asian="12pt" style:font-size-complex="12pt"/>
    </style:style>
    <style:style style:name="T29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31" style:family="text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Verdana"/>
    </style:style>
    <style:style style:name="T33" style:family="text">
      <style:text-properties style:font-name="Verdana" fo:font-size="10pt" style:font-size-asian="10pt" style:font-size-complex="10pt"/>
    </style:style>
    <style:style style:name="T3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36" style:family="text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font-name="Verdan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9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T41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42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43" style:family="text">
      <style:text-properties style:font-name="Verdana" style:font-size-complex="10pt"/>
    </style:style>
    <style:style style:name="T44" style:family="text">
      <style:text-properties style:font-name="Verdana" fo:font-style="italic" style:font-style-asian="italic" style:font-size-complex="10pt" style:font-style-complex="italic"/>
    </style:style>
    <style:style style:name="T45" style:family="text">
      <style:text-properties style:font-name="Verdana" fo:font-weight="bold" style:font-weight-asian="bold" style:font-size-complex="10pt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0000ff"/>
    </style:style>
    <style:style style:name="T54" style:family="text">
      <style:text-properties fo:color="#0000ff" fo:font-weight="normal" style:font-weight-asian="normal" style:font-weight-complex="normal"/>
    </style:style>
    <style:style style:name="T55" style:family="text">
      <style:text-properties fo:color="#0000ff" fo:font-size="10pt" style:font-size-asian="10pt" style:font-size-complex="10pt"/>
    </style:style>
    <style:style style:name="T56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7" style:family="text">
      <style:text-properties fo:color="#0000ff" style:font-name="Times New Roman" fo:font-size="14pt" style:font-size-asian="14pt" style:font-size-complex="14pt"/>
    </style:style>
    <style:style style:name="T58" style:family="text">
      <style:text-properties fo:color="#0000ff" style:font-name="Times New Roman" fo:font-size="12pt" style:font-size-asian="12pt" style:font-size-complex="12pt"/>
    </style:style>
    <style:style style:name="T59" style:family="text">
      <style:text-properties fo:color="#0000ff" style:font-name="Courier New" fo:font-size="11pt" style:font-size-asian="11pt" style:font-size-complex="11pt"/>
    </style:style>
    <style:style style:name="T60" style:family="text">
      <style:text-properties fo:color="#0000ff" fo:font-style="normal" style:font-style-asian="normal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3pt" style:font-size-asian="13pt" style:font-size-complex="13pt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color="#000080"/>
    </style:style>
    <style:style style:name="T68" style:family="text">
      <style:text-properties fo:color="#000080" fo:font-style="italic" style:font-style-asian="italic" style:font-style-complex="italic"/>
    </style:style>
    <style:style style:name="T69" style:family="text">
      <style:text-properties fo:color="#000080" fo:font-size="10pt" style:font-size-asian="10pt" style:font-size-complex="10pt"/>
    </style:style>
    <style:style style:name="T70" style:family="text">
      <style:text-properties fo:color="#000080" style:font-name="Times New Roman" fo:font-size="12pt" fo:font-style="italic" style:font-size-asian="12pt" style:font-style-asian="italic" style:font-size-complex="12pt" style:font-style-complex="italic"/>
    </style:style>
    <style:style style:name="T71" style:family="text">
      <style:text-properties fo:color="#00008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style:text-underline-style="none"/>
    </style:style>
    <style:style style:name="T73" style:family="text">
      <style:text-properties style:font-name="Courier New" fo:font-size="10pt" style:font-size-asian="10pt" style:font-size-complex="10pt"/>
    </style:style>
    <style:style style:name="T74" style:family="text">
      <style:text-properties style:font-name="Courier New" fo:font-size="11pt" style:font-size-asian="11pt" style:font-size-complex="11pt"/>
    </style:style>
    <style:style style:name="T75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76" style:family="text"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T77" style:family="text">
      <style:text-properties style:font-name="Courier Ne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8" style:family="text">
      <style:text-properties fo:color="#800000"/>
    </style:style>
    <style:style style:name="T79" style:family="text">
      <style:text-properties fo:color="#800000" fo:font-size="10pt" fo:font-weight="bold" style:font-size-asian="10pt" style:font-weight-asian="bold" style:font-size-complex="10pt" style:font-weight-complex="bold"/>
    </style:style>
    <style:style style:name="T80" style:family="text">
      <style:text-properties fo:color="#800000" fo:font-weight="bold" style:font-weight-asian="bold" style:font-weight-complex="bold"/>
    </style:style>
    <style:style style:name="T81" style:family="text">
      <style:text-properties fo:color="#800000" style:font-name="Times New Roman"/>
    </style:style>
    <style:style style:name="T82" style:family="text">
      <style:text-properties fo:color="#800000" style:font-name="Times New Roman" fo:font-weight="bold" style:font-weight-asian="bold" style:font-weight-complex="bold"/>
    </style:style>
    <style:style style:name="T83" style:family="text"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T84" style:family="text">
      <style:text-properties fo:color="#8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color="#800000" style:font-name="Times New Roman" fo:font-size="12pt" fo:font-style="italic" style:font-size-asian="12pt" style:font-style-asian="italic" style:font-size-complex="12pt" style:font-style-complex="italic"/>
    </style:style>
    <style:style style:name="T86" style:family="text">
      <style:text-properties fo:color="#800000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color="#8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color="#8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color="#8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color="#800000" style:font-name="Times New Roman" fo:font-size="12pt" fo:font-weight="normal" style:font-size-asian="12pt" style:font-weight-asian="normal" style:font-size-complex="12pt" style:font-weight-complex="normal"/>
    </style:style>
    <style:style style:name="T91" style:family="text">
      <style:text-properties fo:color="#800000" style:font-name="Times New Roman" fo:font-size="12pt" style:font-size-asian="12pt" style:font-size-complex="12pt"/>
    </style:style>
    <style:style style:name="T92" style:family="text">
      <style:text-properties fo:color="#800000" style:font-name="Times New Roman" fo:font-style="italic" style:font-style-asian="italic" style:font-style-complex="italic"/>
    </style:style>
    <style:style style:name="T93" style:family="text">
      <style:text-properties fo:color="#800000" style:font-name="Times New Roman" fo:font-weight="normal" style:font-weight-asian="normal" style:font-weight-complex="normal"/>
    </style:style>
    <style:style style:name="T94" style:family="text">
      <style:text-properties fo:color="#800000" style:font-name="Times New Roman"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ize="11pt" style:font-size-asian="11pt" style:font-size-complex="11pt"/>
    </style:style>
    <style:style style:name="T96" style:family="text">
      <style:text-properties fo:font-size="11pt" fo:font-weight="bold" style:font-size-asian="11pt" style:font-weight-asian="bold" style:font-size-complex="11pt" style:font-weight-complex="bold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635cm"/>
      </text:list-level-style-number>
      <text:list-level-style-number text:level="2" text:style-name="Numbering_20_Symbols" style:num-suffix="." style:num-format="1">
        <style:list-level-properties text:space-before="2.018cm" text:min-label-width="0.635cm"/>
      </text:list-level-style-number>
      <text:list-level-style-number text:level="3" text:style-name="Numbering_20_Symbols" style:num-suffix="." style:num-format="1">
        <style:list-level-properties text:space-before="3.288cm" text:min-label-width="0.635cm"/>
      </text:list-level-style-number>
      <text:list-level-style-number text:level="4" text:style-name="Numbering_20_Symbols" style:num-suffix="." style:num-format="1">
        <style:list-level-properties text:space-before="4.558cm" text:min-label-width="0.635cm"/>
      </text:list-level-style-number>
      <text:list-level-style-number text:level="5" text:style-name="Numbering_20_Symbols" style:num-suffix="." style:num-format="1">
        <style:list-level-properties text:space-before="5.828cm" text:min-label-width="0.635cm"/>
      </text:list-level-style-number>
      <text:list-level-style-number text:level="6" text:style-name="Numbering_20_Symbols" style:num-suffix="." style:num-format="1">
        <style:list-level-properties text:space-before="7.098cm" text:min-label-width="0.635cm"/>
      </text:list-level-style-number>
      <text:list-level-style-number text:level="7" text:style-name="Numbering_20_Symbols" style:num-suffix="." style:num-format="1">
        <style:list-level-properties text:space-before="8.368cm" text:min-label-width="0.635cm"/>
      </text:list-level-style-number>
      <text:list-level-style-number text:level="8" text:style-name="Numbering_20_Symbols" style:num-suffix="." style:num-format="1">
        <style:list-level-properties text:space-before="9.638cm" text:min-label-width="0.635cm"/>
      </text:list-level-style-number>
      <text:list-level-style-number text:level="9" text:style-name="Numbering_20_Symbols" style:num-suffix="." style:num-format="1">
        <style:list-level-properties text:space-before="10.908cm" text:min-label-width="0.635cm"/>
      </text:list-level-style-number>
      <text:list-level-style-number text:level="10" text:style-name="Numbering_20_Symbols" style:num-suffix="." style:num-format="1">
        <style:list-level-properties text:space-before="12.178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1.893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63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33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703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73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43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13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83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53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23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text:bullet-char="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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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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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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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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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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2" text:restart-numbering="true" text:start-value="-1">Выражения</text:h>
      <text:p text:style-name="P1"/>
      <text:h text:style-name="P132" text:outline-level="3">Основные классы </text:h>
      <text:p text:style-name="P13"/>
      <text:p text:style-name="P9"><text:tab/>Назначением класса <text:span text:style-name="T2">tdo.tools.scanner.</text:span><text:span text:style-name="T3">LScanner</text:span><text:span text:style-name="T2"> </text:span>является преобразование потока символов, представляющих выражение в поток объектов типа <text:span text:style-name="T2">tdo.tools.expr.</text:span><text:span text:style-name="T3">Symbol</text:span>. Класс <text:span text:style-name="T3">Symbol</text:span> имеет поле <text:span text:style-name="T5">public int </text:span><text:span text:style-name="T6">sym</text:span> , которое содержит целочисленное значение определяющее какой терминальный или не терминальный символ представляет объект. Например, для левой круглой скобки в этом поле будет находится значение константы <text:span text:style-name="T2">tdo.tools.expr.LexConst.</text:span><text:span text:style-name="T3">LPAREN</text:span><text:span text:style-name="T2">, </text:span><text:span text:style-name="T33">для идентификатора, соответственно, </text:span><text:span text:style-name="T2"><text:s/>tdo.tools.expr.LexConst.</text:span><text:span text:style-name="T3">IDENTIFIER</text:span><text:span text:style-name="T2">. </text:span><text:span text:style-name="T33">Другие программы, производящие дополнительную обработку, будут использовать это поле для идентификации структурных элементов выражения. Самый последний объект результирующего потока объектов </text:span><text:span text:style-name="T3">Symbol</text:span><text:span text:style-name="T33"> в поле </text:span><text:span text:style-name="T6">sym</text:span><text:span text:style-name="T33"> будет содержать значение </text:span><text:span text:style-name="T2">tdo.tools.expr.LexConst.</text:span><text:span text:style-name="T3">EOF </text:span><text:span text:style-name="T33">— признак окончания потока.</text:span></text:p>
      <text:p text:style-name="P9"><text:span text:style-name="T33"><text:tab/>Для реального лексического разбора выражения используется не собственно класс </text:span><text:span text:style-name="T3">LScanner</text:span><text:span text:style-name="T33">, а его оболочка </text:span><text:span text:style-name="T2">tdo.tools.scanner.</text:span><text:span text:style-name="T3">BufferedScanner</text:span><text:span text:style-name="T33">. Класс более удобен, поскольку позволяет без нарушения последовательности сканирования получить доступ не только к текущему объекту </text:span><text:span text:style-name="T3">Symbol</text:span><text:span text:style-name="T33">, но и к следующему. Например, пусть текущий символ соответствует </text:span><text:span text:style-name="T35">идентификатору</text:span><text:span text:style-name="T33">. Но далее требуется уточнить, является ли идентификатор </text:span><text:span text:style-name="T35">именем колонки</text:span><text:span text:style-name="T33"> или </text:span><text:span text:style-name="T35">именем функции</text:span><text:span text:style-name="T33">. Класс позволяет обратится к следующему символу, и если он окажется открывающей круглой скобкой, то определить идентификатор как имя функции.</text:span></text:p>
      <text:p text:style-name="P9"><text:span text:style-name="T33"><text:tab/>Выходной поток, поставляемый классом </text:span><text:span text:style-name="T3">LScanner</text:span><text:span text:style-name="T33">, соответствует </text:span><text:span text:style-name="T35">инфиксной</text:span><text:span text:style-name="T33"> форме выражения и, соответственно, содержит помимо операторов и операндов также и круглые скобки. Класс </text:span><text:span text:style-name="T2">tdo.expr.</text:span><text:span text:style-name="T3">ExprParser</text:span><text:span text:style-name="T2"> </text:span><text:span text:style-name="T33">предназначен для преобразования входного потока объектов типа </text:span><text:span text:style-name="T3">Symbol</text:span><text:span text:style-name="T33"> в коллекцию объектов типа </text:span><text:span text:style-name="T2">tdo.expr.</text:span><text:span text:style-name="T3">IToken</text:span><text:span text:style-name="T33">. Результирующая коллекция — это результат преобразования из </text:span><text:span text:style-name="T35">инфиксной</text:span><text:span text:style-name="T33"> формы в </text:span><text:span text:style-name="T35">постфиксную</text:span><text:span text:style-name="T33"> формата </text:span><text:span text:style-name="T34">RPN</text:span><text:span text:style-name="T33"> - »Обратная польская запись». В процессе парсинга удаляются круглые скобки выделяются </text:span><text:span text:style-name="T35">операторы</text:span><text:span text:style-name="T33"> и </text:span><text:span text:style-name="T35">операнды</text:span><text:span text:style-name="T33">, которые формируют выходной </text:span><text:span text:style-name="T46">RPN</text:span><text:span text:style-name="T33">. <text:s/></text:span></text:p>
      <text:p text:style-name="P9"><text:span text:style-name="T33"><text:tab/>В процессе работы </text:span><text:span text:style-name="T3">ExprParser</text:span><text:span text:style-name="T33"> использует классы </text:span><text:span text:style-name="T3">BufferedScanner</text:span><text:span text:style-name="T33"> и, соответственно, </text:span><text:span text:style-name="T3">LScanner</text:span><text:span text:style-name="T33">.</text:span></text:p>
      <text:p text:style-name="P9"><text:span text:style-name="T33"><text:tab/>Для </text:span><text:span text:style-name="T35">операторов</text:span><text:span text:style-name="T33"> создается один из наследников класса </text:span><text:span text:style-name="T2">tdo.expr.</text:span><text:span text:style-name="T3">AbstractOperator</text:span><text:span text:style-name="T33">, который реализует интерфейс </text:span><text:span text:style-name="T2">tdo.expr.</text:span><text:span text:style-name="T3">IOperator</text:span><text:span text:style-name="T33">, расширяющий, в свою очередь, </text:span><text:span text:style-name="T2">tdo.expr.</text:span><text:span text:style-name="T3">IToken</text:span><text:span text:style-name="T33">. На диаграмме ниже представлены все доступные классы, соответствующие </text:span><text:span text:style-name="T35">операторам</text:span><text:span text:style-name="T33"> выражения.</text:span></text:p>
      <text:p text:style-name="P10"/>
      <text:p text:style-name="P10"><draw:frame draw:style-name="fr1" draw:name="Графический объект1" text:anchor-type="paragraph" svg:width="15.729cm" svg:height="13.062cm" draw:z-index="0"><draw:image xlink:href="Pictures/2000000700003D7000003305B6DA684E.svm" xlink:type="simple" xlink:show="embed" xlink:actuate="onLoad"/></draw:frame><text:soft-page-break/></text:p>
      <text:p text:style-name="P10"/>
      <text:p text:style-name="P9"><text:span text:style-name="T33"><text:tab/>Для </text:span><text:span text:style-name="T35">операндов</text:span><text:span text:style-name="T33"> создаются соответствующие классы, реализующие интерфейс </text:span><text:span text:style-name="T2">tdo.expr.</text:span><text:span text:style-name="T3">IOperand</text:span><text:span text:style-name="T33">. Такими классами являются:</text:span></text:p>
      <text:list xml:id="list39264337" text:style-name="L1">
        <text:list-item>
          <text:p text:style-name="P94"><text:span text:style-name="T13">tdo.expr.LiteralOperand</text:span><text:span text:style-name="T33">. Класс предоставляет доступ к литералам типа </text:span><text:span text:style-name="T35">boolean, int, float, double, String</text:span><text:span text:style-name="T33">. При этом, </text:span><text:span text:style-name="T35">float</text:span><text:span text:style-name="T33"> значение в экземпляре класса хранится как Double, int — как Intreger, long — как Long, String <text:s/>- как String. Литералом также считается значение null. </text:span></text:p>
        </text:list-item>
        <text:list-item>
          <text:p text:style-name="P94"><text:span text:style-name="T13">tdo.expr.IdentifierOperand</text:span><text:span text:style-name="T33">. Для предоставления доступа к значению колонки таблицы.</text:span></text:p>
        </text:list-item>
        <text:list-item>
          <text:p text:style-name="P94"><text:span text:style-name="T13">tdo.expr.ParameterOperand</text:span><text:span text:style-name="T33">. Для предоставления доступа к значению параметра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33" text:outline-level="3">Контекст выражения</text:h>
      <text:p text:style-name="P14"/>
      <text:p text:style-name="P15"><text:tab/><text:span text:style-name="T33">Как известно операндами выражения являются не только литералы, такие как строки символов или числа, но также </text:span><text:span text:style-name="T35">идентификаторы</text:span><text:span text:style-name="T33"> и </text:span><text:span text:style-name="T35">параметры</text:span><text:span text:style-name="T33">. Все операнды реализуют достаточно простой интерфейс </text:span><text:span text:style-name="T2">tdo.expr.</text:span><text:span text:style-name="T3">IOperand</text:span><text:span text:style-name="T33">. Листинг интерфейса приведен ниже.</text:span></text:p>
      <text:p text:style-name="P3"/>
      <text:p text:style-name="P24"><text:span text:style-name="T53">package</text:span> tdo.expr;</text:p>
      <text:p text:style-name="P24"/>
      <text:p text:style-name="P24"><text:span text:style-name="T53">import</text:span> tdo.DataValue;</text:p>
      <text:p text:style-name="P24"/>
      <text:p text:style-name="P24"/>
      <text:p text:style-name="P24"><text:span text:style-name="T53">public interface </text:span>IOperand <text:span text:style-name="T53">extends</text:span> IToken{</text:p>
      <text:p text:style-name="P24"><text:s text:c="4"/>Object <text:span text:style-name="T49">getValue</text:span>(); <text:s text:c="3"/></text:p>
      <text:p text:style-name="P24"><text:s text:c="4"/>Object <text:span text:style-name="T49">getValue</text:span>(NamedValues row); <text:s text:c="3"/></text:p>
      <text:p text:style-name="P24"><text:s text:c="4"/>Object <text:span text:style-name="T49">getValue</text:span>(NamedValues[] row); <text:s text:c="7"/></text:p>
      <text:p text:style-name="P24"><text:s text:c="4"/>void <text:s text:c="2"/><text:span text:style-name="T49">setContext</text:span>(ExpressionContext context);</text:p>
      <text:p text:style-name="P24"><text:s text:c="4"/>Class <text:span text:style-name="T49">getType</text:span>();</text:p>
      <text:p text:style-name="P24">}</text:p>
      <text:p text:style-name="P24"/>
      <text:p text:style-name="P24"><text:tab/><text:span text:style-name="T51">Листинг</text:span><text:span text:style-name="T50">. <text:s text:c="2"/>Интерфейс IOperand</text:span></text:p>
      <text:p text:style-name="P33"/>
      <text:p text:style-name="P34"><text:tab/><text:span text:style-name="T33">Ключевым методом интерфейса является метод</text:span> <text:span text:style-name="T49">getValue</text:span>(NamedValues row). <text:span text:style-name="T33">Параметром метода является объект типа </text:span>tdo.<text:span text:style-name="T49">NamedValues</text:span>. <text:span text:style-name="T33">Приведем листин интерфейса</text:span> <text:s/><text:span text:style-name="T49">NamedValues</text:span> <text:s/></text:p>
      <text:p text:style-name="P33"/>
      <text:p text:style-name="P24"><text:span text:style-name="T53">package</text:span> tdo;</text:p>
      <text:p text:style-name="P24"><text:span text:style-name="T53">public interface </text:span><text:span text:style-name="T21">Named</text:span>Values {</text:p>
      <text:p text:style-name="P24"><text:s text:c="4"/>Object <text:span text:style-name="T49">getValue</text:span>(String name);</text:p>
      <text:p text:style-name="P24">}</text:p>
      <text:p text:style-name="P24"/>
      <text:p text:style-name="P24"><text:tab/><text:span text:style-name="T51">Листинг</text:span><text:span text:style-name="T50">. <text:s text:c="2"/>Интерфейс NamedValues</text:span></text:p>
      <text:p text:style-name="P33"/>
      <text:p text:style-name="P34"><text:tab/><text:span text:style-name="T33">Когда речь идет об </text:span><text:span text:style-name="T35">операндах-литералах</text:span><text:span text:style-name="T33">, то такие операнды представлены классом</text:span> tdo.expr.<text:span text:style-name="T49">LiteralOperand</text:span><text:span text:style-name="T33">. Значения для таких операндов хранится </text:span><text:span text:style-name="T38">явно</text:span><text:span text:style-name="T33"> в экземплярах этого класса и, поэтому, метод </text:span><text:span text:style-name="T16">getValue</text:span><text:span text:style-name="T33">, независимо от значения параметра, возвращает собственно значение из внутреннего поля операнда. Для таких операндов удобно использовать метод </text:span><text:span text:style-name="T16">getValue() </text:span><text:span text:style-name="T33">без параметров.</text:span></text:p>
      <text:p text:style-name="P40"><text:soft-page-break/></text:p>
      <text:p text:style-name="P40"><text:tab/>Когда мы говорим об операндах <text:span text:style-name="T50">идентификаторах</text:span> или <text:span text:style-name="T50">параметрах</text:span>, то мы должны указать <text:span text:style-name="T49">контекст</text:span>, в котором выполняется выражение. Именно <text:span text:style-name="T51">контекст</text:span> знает как используя <text:span text:style-name="T50">имя</text:span>, заданное <text:span text:style-name="T50">идентификатором</text:span> и(или) <text:span text:style-name="T50">параметром</text:span> определить значение операнда.</text:p>
      <text:p text:style-name="P40"><text:tab/>В общем случае, контекст выражения специфицируется интерфейсом <text:span text:style-name="T2">tdo.expr.</text:span><text:span text:style-name="T3">ExpressionContext</text:span>. <text:s/>Этот интерфейс не зависит от таких базовых понятий TDO, как <text:span text:style-name="T2">Table, DataRow, DataColumn.</text:span> Его можно использовать, для создания произвольного контекста, например, при тестировании с помощью JUnit Framework. Интерфейс содержит метод <text:span text:style-name="T3">createExpression()</text:span> для создания объекта типа tdo.expr.IExpression. Классы, реализующие интерфейс <text:span text:style-name="T3">ExpressionContext</text:span>, предоставляют и указанный метод. Метод использует класс <text:span text:style-name="T2">tdo.expr.</text:span><text:span text:style-name="T3">ExprParser</text:span> для создания <text:span text:style-name="T49">RPN</text:span> исходного выражения. Обычно, <text:span text:style-name="T49">RPN</text:span> используется для последующего вычисления значения, например в калькуляторах. В <text:s/>TDO результатом вычисления является объект типа <text:span text:style-name="T2">tdo.expr.</text:span><text:span text:style-name="T3">IExpression</text:span>, который наследует от <text:span text:style-name="T3">IOperand</text:span>, не расширяя его, т.е. не вводя новых методов. Теперь, достаточно применить один из методов <text:span text:style-name="T3">getValue</text:span> для получения значения выражения, передав методу параметр <text:span text:style-name="T3">NamedValues</text:span>, например, объект типа <text:span text:style-name="T2">tdo.</text:span><text:span text:style-name="T3">DataRow</text:span>, реализующий <text:span text:style-name="T3">NamedValues</text:span>. </text:p>
      <text:p text:style-name="P40"><text:tab/>На рисунке ниже представлены классы, наследующие интерфейс <text:span text:style-name="T3">ExpressionContext</text:span>.</text:p>
      <text:p text:style-name="P39"><draw:frame draw:style-name="fr2" draw:name="Графический объект2" text:anchor-type="paragraph" svg:width="12.848cm" svg:height="4.233cm" draw:z-index="1"><draw:image xlink:href="Pictures/20000007000032310000108A2F8ACE41.svm" xlink:type="simple" xlink:show="embed" xlink:actuate="onLoad"/></draw:frame></text:p>
      <text:p text:style-name="P39"/>
      <text:p text:style-name="P39"/>
      <text:p text:style-name="P33"/>
      <text:p text:style-name="P33"/>
      <text:p text:style-name="P33"/>
      <text:p text:style-name="P33"/>
      <text:p text:style-name="P33"><text:tab/><text:tab/><text:tab/><text:span text:style-name="T49">Рис</text:span>. <text:s/>Классы, реализующие интерфейс tdo.expr.<text:span text:style-name="T49">ExpressionContext</text:span>.</text:p>
      <text:p text:style-name="P34"><text:span text:style-name="T33"><text:tab/>Рассмотрим, как используется вычисляемая колонка в схеме таблицы tdo.</text:span><text:span text:style-name="T34">Table</text:span><text:span text:style-name="T33">. <text:s/>Колонке</text:span> tdo.<text:span text:style-name="T49">DataColumn</text:span> <text:span text:style-name="T33">назначается строковое значение выражения. Для выражения создается объект типа </text:span>tdo.<text:span text:style-name="T49">ColumnExpressionContext</text:span>, <text:span text:style-name="T33">реализующий</text:span> <text:span text:style-name="T49">ExpressionContext</text:span>. <text:span text:style-name="T33">Например</text:span>:</text:p>
      <text:p text:style-name="P25"><text:tab/>ColumnExpressionContext <text:span text:style-name="T50">context</text:span> = <text:span text:style-name="T49">new</text:span> ColumnExpressionContext(« salary * 2»);</text:p>
      <text:p text:style-name="P34"><text:s/><text:tab/><text:span text:style-name="T33">Каждый раз, когда при работе с <text:s/>таблицей выдается метод <text:s text:c="28"/></text:span><text:span text:style-name="T1">DataRow.</text:span><text:span text:style-name="T16">getValue</text:span><text:span text:style-name="T1">(String </text:span><text:span text:style-name="T17">columnName</text:span><text:span text:style-name="T1">)</text:span><text:span text:style-name="T33"> или </text:span><text:span text:style-name="T1">DataRow.</text:span><text:span text:style-name="T16">getValue</text:span><text:span text:style-name="T1">(String </text:span><text:span text:style-name="T17">columnIndex</text:span><text:span text:style-name="T1">)</text:span><text:span text:style-name="T33">, значение для вычисляемой колонки берется не из внутреннего хранилища таблицы, а вычисляется применением <text:s/></text:span><text:span text:style-name="T1">context.</text:span><text:span text:style-name="T16">getColumnExpression()</text:span><text:span text:style-name="T1">.</text:span><text:span text:style-name="T16">getValue(</text:span><text:span text:style-name="T17">row</text:span><text:span text:style-name="T16">)</text:span><text:span text:style-name="T33">. Метод контекста </text:span><text:span text:style-name="T16">getColumnExpresion()</text:span><text:span text:style-name="T33"> возвращает </text:span><text:span text:style-name="T16">IExpression</text:span><text:span text:style-name="T33">, построенный по исходному строковому выражению.</text:span></text:p>
      <text:p text:style-name="P40"><text:tab/>Контекст выражения предоставляет объектам, компилирующим и обрабатывающим выражения методы, позволяющие определить java-тип значений операндов-идентификаторов. Так, для определения типа данных, представленных идентификатором может быть использован метод:</text:p>
      <text:p text:style-name="P25"><text:span text:style-name="T33"><text:tab/><text:tab/></text:span><text:span text:style-name="T1">Class </text:span><text:span text:style-name="T16">getIdentifierType</text:span><text:span text:style-name="T1">(String </text:span><text:span text:style-name="T17">idName</text:span><text:span text:style-name="T1">, String </text:span><text:span text:style-name="T17">alias</text:span><text:span text:style-name="T1">);</text:span></text:p>
      <text:p text:style-name="P34"><text:span text:style-name="T33"><text:tab/>Информация о типе позволяет правильно строить выражение и на ранней стадии определять ошибки. На разных стадиях обработки исходного выражения могуг возникать ошибки, информация о которых накапливается объектом контекста с использованием </text:span><text:span text:style-name="T33">метода </text:span><text:span text:style-name="T16">addError</text:span><text:span text:style-name="T33">. После окончания обработки, приложение может установить были ли ошибки и проанализировать их причину, получив список объектов типа </text:span><text:soft-page-break/><text:span text:style-name="T1">tdo.expr.</text:span><text:span text:style-name="T49">DefaultExpressionContext</text:span><text:span text:style-name="T1">.</text:span><text:span text:style-name="T16">ErrorItem</text:span><text:span text:style-name="T33">.</text:span></text:p>
      <text:h text:style-name="Heading_20_4" text:outline-level="4">Класс tdo.DefaultExpressionContext</text:h>
      <text:p text:style-name="Text_20_body"/>
      <text:p text:style-name="P34"><text:tab/><text:span text:style-name="T33">Класс</text:span> tdo.<text:span text:style-name="T49">DefaultExpressionContext</text:span> <text:span text:style-name="T33">служит контейнером, предоставляющим объекты типа</text:span><text:span text:style-name="T1"> tdo.</text:span><text:span text:style-name="T16">DataRow</text:span><text:span text:style-name="T33">, реализующие </text:span><text:span text:style-name="T16">NamedValues</text:span><text:span text:style-name="T33"> при вычислении выражений. Этот класс тесно связан с классами </text:span><text:span text:style-name="T1">tdo.</text:span><text:span text:style-name="T16">Table</text:span><text:span text:style-name="T1">, tdo.</text:span><text:span text:style-name="T16">DataRow</text:span><text:span text:style-name="T1">, tdo.</text:span><text:span text:style-name="T16">DataColumn</text:span><text:span text:style-name="T1"> </text:span><text:span text:style-name="T33">и т.д.</text:span></text:p>
      <text:p text:style-name="P39"><text:tab/></text:p>
      <text:p text:style-name="P40"><text:tab/>Предоставляет методы для создания, обработки, проверки и выполнения выражений, операндами которых могут быть <text:span text:style-name="T50">литералы</text:span>, <text:span text:style-name="T50">имена колонок таблицы</text:span>, <text:span text:style-name="T50">параметры</text:span> и <text:s/><text:span text:style-name="T50">функции</text:span>.</text:p>
      <text:p text:style-name="P39"><text:tab/>Метод <text:span text:style-name="T3">createExpression() </text:span>служит для создания объекта типа <text:span text:style-name="T2"><text:s/>tdo.expr.</text:span><text:span text:style-name="T3">IExpression</text:span>. Общий сценарий обработки выражений может быть следующим:</text:p>
      <text:p text:style-name="P39"/>
      <text:list xml:id="list39247631" text:style-name="L2">
        <text:list-item>
          <text:p text:style-name="P103">Приложение создает экземпляр класса и назначает ему <text:span text:style-name="T50">строковое</text:span> значение выражения.</text:p>
        </text:list-item>
        <text:list-item>
          <text:p text:style-name="P103">Приложение применяет метод <text:span text:style-name="T3">createExpression()</text:span> к экземпляру контекста. Метод компилирует выражение и возвращает результат, как объект типа <text:s/><text:span text:style-name="T3">IExpression</text:span>; <text:s/></text:p>
        </text:list-item>
        <text:list-item>
          <text:p text:style-name="P103">Для получения значения выражения приложение выполняет один из методов <text:span text:style-name="T3">getValue</text:span> полученного выражения.</text:p>
        </text:list-item>
      </text:list>
      <text:p text:style-name="P39"/>
      <text:p text:style-name="P39"><text:tab/>Класс может быть использован <text:span text:style-name="T66">без</text:span> назначения ему таблиц <text:span text:style-name="T3">tdo.Table</text:span>, например:</text:p>
      <text:p text:style-name="P39"><text:s/><text:tab/><text:span text:style-name="T49">Пример 1.</text:span></text:p>
      <text:p text:style-name="P33"><text:s text:c="6"/>ExpressionContext context = new DefaultExpressionContext("(2/3 + 7)*8");</text:p>
      <text:p text:style-name="P33"><text:s text:c="6"/>IExpression expr = context.<text:span text:style-name="T49">createExpression</text:span>();</text:p>
      <text:p text:style-name="P33"><text:s text:c="6"/>System.out.<text:span text:style-name="T49">println</text:span>("<text:span text:style-name="T50">Пример 1 результат: " + expr.</text:span><text:span text:style-name="T51">getValue</text:span><text:span text:style-name="T50">()</text:span>);</text:p>
      <text:p text:style-name="P39"><text:s/></text:p>
      <text:p text:style-name="P39"><text:s/><text:tab/><text:span text:style-name="T49">Результат на консоли:</text:span></text:p>
      <text:p text:style-name="P39"><text:s/></text:p>
      <text:p text:style-name="P39"><text:tab/><text:span text:style-name="T64">Пример 1 результат: 61.333333333333336</text:span></text:p>
      <text:p text:style-name="P39"><text:s/></text:p>
      <text:p text:style-name="P39"><text:tab/>При работе с таблицами <text:span text:style-name="T3">tdo.Table </text:span>может обрабатываться одна или несколько таблиц. Чтобы указать используемую таблицу, необходимо выполнить метод <text:s/><text:span text:style-name="T3">addTable(</text:span><text:span text:style-name="T2">tdo.Table</text:span><text:span text:style-name="T3">)</text:span><text:tab/>или <text:s/><text:span text:style-name="T3">addTable(</text:span><text:span text:style-name="T2">String,tdo.Table</text:span><text:span text:style-name="T3">)</text:span>.</text:p>
      <text:p text:style-name="P39"><text:s/></text:p>
      <text:p text:style-name="P39"><text:tab/><text:span text:style-name="T49">Пример 2. </text:span></text:p>
      <text:p text:style-name="P39"><text:s text:c="3"/><text:span text:style-name="T2"><text:s text:c="3"/>DataTable dt = new </text:span><text:span text:style-name="T3">DataTable</text:span><text:span text:style-name="T2">();</text:span></text:p>
      <text:p text:style-name="P33"><text:s text:c="6"/>dt.getColumns().<text:span text:style-name="T49">add</text:span>(String.class,"firstName");</text:p>
      <text:p text:style-name="P33"><text:s text:c="6"/>dt.getColumns().<text:span text:style-name="T49">add</text:span>(Integer.class,"age");</text:p>
      <text:p text:style-name="P33"><text:s text:c="6"/>dt.getColumns().<text:span text:style-name="T49">add</text:span>(Double.class,"salary");</text:p>
      <text:p text:style-name="P33"><text:s text:c="6"/>dt.<text:span text:style-name="T49">addRow(</text:span>new Object[] {"Tom", 30, 2000}<text:span text:style-name="T49">)</text:span>;</text:p>
      <text:p text:style-name="P33"><text:soft-page-break/><text:s text:c="6"/>dt.<text:span text:style-name="T49">addRow(</text:span>new Object[] {"Bill", 25, 3200}<text:span text:style-name="T49">)</text:span>;</text:p>
      <text:p text:style-name="P33"/>
      <text:p text:style-name="P33"><text:s text:c="6"/>DefaultExpressionContext context = new <text:span text:style-name="T49">DefaultExpressionContext</text:span>("<text:span text:style-name="T50">salary * 12</text:span>");</text:p>
      <text:p text:style-name="P33"><text:s text:c="6"/>context.<text:span text:style-name="T49">addTable</text:span>(dt);</text:p>
      <text:p text:style-name="P33"><text:s text:c="6"/>IExpression expr = context.<text:span text:style-name="T49">createExpression</text:span>();</text:p>
      <text:p text:style-name="P33"><text:s text:c="6"/>System.out.println("<text:span text:style-name="T50">Пример 2.1 результат: " + expr.</text:span><text:span text:style-name="T51">getValue</text:span><text:span text:style-name="T50">(dt.getRow(0))</text:span>);</text:p>
      <text:p text:style-name="P33"><text:s text:c="6"/>System.out.println("<text:span text:style-name="T50">Пример 2.2 результат: " + expr.</text:span><text:span text:style-name="T51">getValue</text:span><text:span text:style-name="T50">(dt.getRow(1))</text:span>);</text:p>
      <text:p text:style-name="P33"><text:s/></text:p>
      <text:p text:style-name="P39"><text:s/><text:span text:style-name="T49"><text:tab/>Результат на консоли:</text:span></text:p>
      <text:p text:style-name="P39"><text:s/></text:p>
      <text:p text:style-name="P39"><text:tab/><text:span text:style-name="T61"> Пример 2.1 результат: 24000.0</text:span></text:p>
      <text:p text:style-name="P46"><text:tab/> Пример 2.2 результат: 38400.0</text:p>
      <text:p text:style-name="P39"/>
      <text:p text:style-name="P40"><text:tab/> Контекст выражения предоставляет объектам, компилирующим и обрабатывающим <text:s text:c="2"/>выражения методы, позволяющие определить java-тип значений <text:s text:c="30"/>операндов-<text:span text:style-name="T50">идентификаторов</text:span>. Так, для определения типа данных, <text:s text:c="2"/>представленных <text:span text:style-name="T50">идентификатором</text:span> может быть использован метод:</text:p>
      <text:p text:style-name="P39"><text:s/><text:tab/><text:span text:style-name="T2">Class </text:span><text:span text:style-name="T3">getIdentifierType(</text:span><text:span text:style-name="T2">String idName, String alias</text:span><text:span text:style-name="T3">)</text:span><text:span text:style-name="T2">;</text:span></text:p>
      <text:p text:style-name="P39"/>
      <text:p text:style-name="P40"><text:tab/>Информация о типе позволяет правильно строить выражение и на ранней стадии выявлять ошибки. На разных этапах обработки исходного выражения <text:s/>могуг возникать ошибки, информация о которых накапливается объектом <text:s/>контекста с использованием метода <text:span text:style-name="T3">addError</text:span>. После окончания обработки, приложение может установить были ли ошибки и проанализировать <text:s/>их причину, получив список объектов типа <text:span text:style-name="T3">tdo.expr.ErrorItem</text:span> методом <text:span text:style-name="T3">getErrorList()</text:span>.</text:p>
      <text:p text:style-name="P39"><text:tab/>Контекст позволяет использовать в выражении <text:span text:style-name="T50">идентификаторы-параметры</text:span>.</text:p>
      <text:p text:style-name="P39"><text:s/></text:p>
      <text:p text:style-name="P39"><text:tab/><text:span text:style-name="T49">Пример 3.</text:span></text:p>
      <text:p text:style-name="P39"><text:s text:c="5"/><text:span text:style-name="T2"><text:s/>ExpressionContext context = </text:span></text:p>
      <text:p text:style-name="P39"><text:span text:style-name="T2"><text:s text:c="15"/>new <text:tab/>DefaultExpressionContext("</text:span><text:span text:style-name="T5">NumberFormat( (:divisible/:divisor + 7)*8,'###.00') </text:span><text:span text:style-name="T2">");</text:span></text:p>
      <text:p text:style-name="P33"><text:s text:c="6"/>context.<text:span text:style-name="T49">setParameter</text:span>("<text:span text:style-name="T50">divisible</text:span>",2);</text:p>
      <text:p text:style-name="P33"><text:s text:c="6"/>context.<text:span text:style-name="T49">setParameter</text:span>("<text:span text:style-name="T50">divisor</text:span>",3);</text:p>
      <text:p text:style-name="P33"><text:s text:c="6"/>IExpression expr = context.<text:span text:style-name="T49">createExpression</text:span>();</text:p>
      <text:p text:style-name="P33"><text:s text:c="6"/>System.out.println("<text:span text:style-name="T50">Пример 3.1 результат: " + expr.</text:span><text:span text:style-name="T51">getValue</text:span><text:span text:style-name="T50">()</text:span>);</text:p>
      <text:p text:style-name="P33"><text:s text:c="6"/>context.<text:span text:style-name="T49">setParameter</text:span>("<text:span text:style-name="T50">divisible</text:span>",7);</text:p>
      <text:p text:style-name="P33"><text:s text:c="6"/>context.<text:span text:style-name="T49">setParameter</text:span>("<text:span text:style-name="T50">divisor</text:span>",2);</text:p>
      <text:p text:style-name="P33"><text:s text:c="6"/>System.out.println("<text:span text:style-name="T50">Пример 3.2 результат: " + expr.</text:span><text:span text:style-name="T51">getValue</text:span><text:span text:style-name="T50">()</text:span>);</text:p>
      <text:p text:style-name="P39"><text:s/><text:span text:style-name="T49"><text:tab/> Результат на консоли:</text:span></text:p>
      <text:p text:style-name="P39"><text:s/><text:tab/><text:span text:style-name="T61">Пример 3.1 результат: 61.33</text:span></text:p>
      <text:p text:style-name="P46"><text:s/><text:tab/>Пример 3.2 результат: 84.00</text:p>
      <text:p text:style-name="P39"><text:soft-page-break/><text:tab/><text:tab/>Примером использования подхода приведенного в примерах при вычислении значения выражения с использованием одной таблицы, является операция <text:span text:style-name="T50">фильтрации</text:span> (<text:span text:style-name="T50">filter</text:span>) таблицы.</text:p>
      <text:p text:style-name="P39"><text:tab/>Выражение может содержать <text:span text:style-name="T50">идентификаторы</text:span> с предшествующими <text:span text:style-name="T51">алиасами</text:span>. Например, при обработке данных из нескольких таблиц, для однозначной <text:s/>идентификации имени колонки это имя имеет формат:</text:p>
      <text:p text:style-name="P39"><text:tab/><text:tab/> <text:s text:c="9"/>&lt;<text:span text:style-name="T50">алиас</text:span>&gt;<text:span text:style-name="T49">.</text:span>&lt;<text:span text:style-name="T50">имя-колонки</text:span>&gt;</text:p>
      <text:p text:style-name="P39"/>
      <text:p text:style-name="P39"><text:s/>например, " <text:span text:style-name="T49">a</text:span>.firstName = '<text:span text:style-name="T50">Bill</text:span>' <text:span text:style-name="T49">and</text:span> <text:span text:style-name="T49">b</text:span>.Department = '<text:span text:style-name="T50">other</text:span>' ". В этом <text:s/>выражении именам 'firstName' и 'Department' предшествуют алиасы <text:span text:style-name="T49">a</text:span> и <text:span text:style-name="T49">b</text:span> соответственно.</text:p>
      <text:p text:style-name="P39"/>
      <text:p text:style-name="P39"><text:tab/>Контекст позволяет использовать алиасы, предоставляя методы, содержащие значение алиаса в качестве параметров.</text:p>
      <text:p text:style-name="P39"/>
      <text:p text:style-name="P39"><text:tab/><text:span text:style-name="T66">Рассмотрим следующий пример:</text:span></text:p>
      <text:p text:style-name="P39"/>
      <text:p text:style-name="P39"><text:tab/>Есть две таблицы:</text:p>
      <text:list xml:id="list39274199" text:style-name="L3">
        <text:list-item>
          <text:p text:style-name="P104">Таблица, содержащая сведения о сотрудниках и их зарплате в долларах;</text:p>
        </text:list-item>
        <text:list-item>
          <text:p text:style-name="P104">Таблица, содержащая сведения о курсах валют различных стран по отношению к доллару.</text:p>
        </text:list-item>
      </text:list>
      <text:p text:style-name="P39"/>
      <text:p text:style-name="P39"><text:tab/> Требуется выбрать произвольный ряд из первой таблицы и любой ряд из второй и посчитать зарплату сотрудника в соответствующей валюте.</text:p>
      <text:p text:style-name="P39"><text:s text:c="4"/><text:span text:style-name="T2"><text:s/>// ***** СОТРУДНИКИ *****</text:span></text:p>
      <text:p text:style-name="P33"><text:s text:c="5"/>DataTable dt = new DataTable();</text:p>
      <text:p text:style-name="P33"><text:s text:c="5"/>dt.getColumns().<text:span text:style-name="T49">add</text:span>(String.class,"<text:span text:style-name="T50">Name</text:span>");</text:p>
      <text:p text:style-name="P33"><text:s text:c="5"/>dt.getColumns().<text:span text:style-name="T49">add</text:span>(Integer.class,"<text:span text:style-name="T50">age</text:span>");</text:p>
      <text:p text:style-name="P33"><text:s text:c="5"/>dt.getColumns().<text:span text:style-name="T49">add</text:span>(Double.class,"<text:span text:style-name="T50">salary</text:span>");</text:p>
      <text:p text:style-name="P33"><text:s text:c="5"/>dt.<text:span text:style-name="T49">addRow</text:span>(new Object[] {"Tom", 30, 2000});</text:p>
      <text:p text:style-name="P33"><text:s text:c="5"/>dt.<text:span text:style-name="T49">addRow</text:span>(new Object[] {"<text:span text:style-name="T50">Bill</text:span>", 25, 3200});</text:p>
      <text:p text:style-name="P33"><text:s/></text:p>
      <text:p text:style-name="P33"><text:s text:c="5"/>// ***** КУРСЫ ВАЛЮТ *****</text:p>
      <text:p text:style-name="P33"><text:s text:c="5"/>DataTable dt1 = new DataTable();</text:p>
      <text:p text:style-name="P33"><text:s text:c="5"/>dt1.getColumns().<text:span text:style-name="T49">add</text:span>(String.class,"<text:span text:style-name="T50">Country</text:span>");</text:p>
      <text:p text:style-name="P33"><text:s text:c="5"/>dt1.getColumns().<text:span text:style-name="T49">add</text:span>(Double.class,"<text:span text:style-name="T50">DollarRate</text:span>");</text:p>
      <text:p text:style-name="P33"><text:s text:c="5"/>dt1.<text:span text:style-name="T49">addRow</text:span>(new Object[] {"<text:span text:style-name="T50">JPN</text:span>", 1000});</text:p>
      <text:p text:style-name="P33"><text:s text:c="5"/>dt1.<text:span text:style-name="T49">addRow</text:span>(new Object[] {"<text:span text:style-name="T50">RUS</text:span>", 23.54});</text:p>
      <text:p text:style-name="P33"><text:s/></text:p>
      <text:p text:style-name="P33"><text:s text:c="5"/>DefaultExpressionContext context = new DefaultExpressionContext("<text:span text:style-name="T50">c.salary * r.dollarRate</text:span>");</text:p>
      <text:p text:style-name="P33"><text:s text:c="5"/>// Добавляем в контекст таблицу сотрудников с алиасом 'c'. </text:p>
      <text:p text:style-name="P33"><text:s text:c="5"/>context.<text:span text:style-name="T49">addTable</text:span>("<text:span text:style-name="T49">c</text:span>",dt);</text:p>
      <text:p text:style-name="P33"><text:soft-page-break/><text:s text:c="5"/>// Добавляем в контекст таблицу курсов валют с алиасом 'r'. </text:p>
      <text:p text:style-name="P33"><text:s text:c="5"/>context.<text:span text:style-name="T49">addTable</text:span>("<text:span text:style-name="T49">r</text:span>",dt1);</text:p>
      <text:p text:style-name="P39"/>
      <text:p text:style-name="P39"><text:s text:c="4"/><text:span text:style-name="T2"><text:s/>IExpression expr = context.</text:span><text:span text:style-name="T3">createExpression</text:span><text:span text:style-name="T2">();</text:span></text:p>
      <text:p text:style-name="P35"><text:s text:c="5"/>// Чтобы посчитать выражение для двух таблиц, необходимо выполнить для <text:s/></text:p>
      <text:p text:style-name="P35"><text:s text:c="5"/>// выражения <text:s text:c="4"/>expr метод с параметром, являющимся массивом рядов</text:p>
      <text:p text:style-name="P35"><text:s text:c="5"/>DataRow[] rows = new DataRow[2];</text:p>
      <text:p text:style-name="P33"><text:s text:c="5"/>rows[0] = dt.<text:span text:style-name="T49">getRow</text:span>(0); <text:s text:c="4"/>// Выбираем 0-й ряд из табл. сотрудников</text:p>
      <text:p text:style-name="P33"><text:s text:c="5"/>rows[1] = dt1.<text:span text:style-name="T49">getRow</text:span>(0); <text:s text:c="2"/>// Выбираем 0-й ряд из табл. курсов валют</text:p>
      <text:p text:style-name="P33"><text:s text:c="5"/></text:p>
      <text:p text:style-name="P33"><text:s text:c="5"/>System.out.println("<text:span text:style-name="T50">Пример 3.1 результат: " + expr.</text:span><text:span text:style-name="T51">getValue</text:span><text:span text:style-name="T50">(rows) </text:span>);</text:p>
      <text:p text:style-name="P33"><text:s text:c="5"/></text:p>
      <text:p text:style-name="P33"><text:s text:c="5"/>rows[0] = dt.<text:span text:style-name="T49">getRow</text:span>(0); <text:s text:c="2"/>// Выбираем 0-й ряд из табл. сотрудников</text:p>
      <text:p text:style-name="P33"><text:s text:c="5"/>rows[1] = dt1.<text:span text:style-name="T49">getRow</text:span>(1); <text:s/>// Выбираем 1-й ряд из табл. курсов валют</text:p>
      <text:p text:style-name="P33"><text:s/></text:p>
      <text:p text:style-name="P33"><text:s text:c="5"/>System.out.<text:span text:style-name="T49">println</text:span>("<text:span text:style-name="T50">Пример 3.2 результат: " + expr.</text:span><text:span text:style-name="T51">getValue</text:span><text:span text:style-name="T50">(rows)</text:span> );</text:p>
      <text:p text:style-name="P33"/>
      <text:p text:style-name="P33"><text:tab/><text:span text:style-name="T49"> На консоли:</text:span></text:p>
      <text:p text:style-name="P37"><text:tab/> Пример 3.1 результат: 2000000.0</text:p>
      <text:p text:style-name="P37"><text:tab/> Пример 3.2 результат: 47080.0</text:p>
      <text:p text:style-name="P40"><text:tab/>Примером использования подхода приведенного в примере при вычислении значения выражения с использованием двух таблиц, является операция <text:span text:style-name="T50">объединения</text:span> (<text:span text:style-name="T50">join</text:span>) таблиц.</text:p>
      <text:p text:style-name="P40"><text:tab/>Необходимо отметить, что при применении метода <text:span text:style-name="T49">getValue()</text:span> или <text:span text:style-name="T49">getValue(</text:span>NamedValues<text:span text:style-name="T49">)</text:span>, т.е. параметр не является массивом, <text:span text:style-name="T51">алиас</text:span> не будет использован и <text:s/>для вычисления значения операнда, являющегося <text:span text:style-name="T50">именем колонки</text:span>, будет использована самая первая таблица из добавленных к контексту. При этом, если колонка с заданным именем не найдена в этой таблице, то выбрасывается исключение.</text:p>
      <text:p text:style-name="P40"><text:tab/>Класс может быть создан или переведен в <text:span text:style-name="T51">моду тестирования</text:span>. Для этого <text:s/>служит свойство <text:span text:style-name="T6">testMode</text:span>. Если значение свойства установлено в <text:span text:style-name="T6">true</text:span> то методы <text:span text:style-name="T3">getIdentifierType</text:span> и <text:span text:style-name="T8">getParameterType</text:span> не выбрасывают исключения, а <text:s/>возвращают <text:span text:style-name="T6">null</text:span> значение, тем самым позволяя обрабатывать <text:s/>выражения без проверки типов колонок. Разумеется, если метод <text:span text:style-name="T3">getTable</text:span> возвращает <text:span text:style-name="T6">null</text:span>, то вычислять значения выражения не возможно. Класс предоставляет методы доступа к свойству: <text:span text:style-name="T3">isTestMode() <text:s/></text:span><text:span text:style-name="T32">и</text:span> <text:span text:style-name="T3">setTestMode(</text:span><text:span text:style-name="T2">boolean</text:span><text:span text:style-name="T3">)</text:span>. <text:s/>Кроме того, <text:s/>предоставляются конструкторы для создания контекста в заданной моде.</text:p>
      <text:p text:style-name="P39"/>
      <text:h text:style-name="P138" text:outline-level="4">Интерфейс tdo.expr.IExpression</text:h>
      <text:p text:style-name="P39"/>
      <text:p text:style-name="P39"><text:s/><text:tab/>Представляет собой основу для различных классов выражений.</text:p>
      <text:p text:style-name="P39"><text:tab/>Интерфейс не определяет каких-либо методов и служит маркером классов. </text:p>
      <text:p text:style-name="P24"><text:span text:style-name="T53">package</text:span> tdo.expr;</text:p>
      <text:p text:style-name="P24"><text:soft-page-break/><text:span text:style-name="T53">public interface </text:span><text:span text:style-name="T49">IExpression</text:span> <text:span text:style-name="T53">extends</text:span> <text:span text:style-name="T49">IOperand</text:span>{</text:p>
      <text:p text:style-name="P24">}</text:p>
      <text:p text:style-name="P39"/>
      <text:p text:style-name="P39"><text:tab/>Поскольку он наследует интерфейсу <text:span text:style-name="T2">tdo.expr.</text:span><text:span text:style-name="T3">IOperand</text:span>, то значение выражения может быть получено одним из перегруженных методов <text:span text:style-name="T2">IOperand.</text:span><text:span text:style-name="T3">getValue</text:span>. На диаграмме ниже представлена иерархия классов, наследующих <text:span text:style-name="T2">tdo.expr.</text:span><text:span text:style-name="T3">IExpression</text:span>.</text:p>
      <text:p text:style-name="P71"><draw:frame draw:style-name="fr1" draw:name="Графический объект3" text:anchor-type="paragraph" svg:width="16.342cm" svg:height="11.218cm" draw:z-index="2"><draw:image xlink:href="Pictures/2000000700003F1700002B1535A2BC0A.svm" xlink:type="simple" xlink:show="embed" xlink:actuate="onLoad"/></draw:frame></text:p>
      <text:p text:style-name="P39"><text:tab/><text:tab/><text:span text:style-name="T3">Диаграмма</text:span>. <text:span text:style-name="T50">Иерархия классов, наследующих tdo.expr.IExpression.</text:span></text:p>
      <text:p text:style-name="P44"/>
      <text:p text:style-name="P50"><text:span text:style-name="T50">Класс </text:span><text:span text:style-name="T18">tdo.expr.LiteralOperand</text:span></text:p>
      <text:p text:style-name="P47"/>
      <text:p text:style-name="P26"><text:span text:style-name="T53">public class </text:span><text:span text:style-name="T49">LiteralOperand</text:span> <text:span text:style-name="T53">implements</text:span> IExpression</text:p>
      <text:p text:style-name="P36"/>
      <text:p text:style-name="P41"><text:tab/>Предназначен для представления объектов, являющихся <text:span text:style-name="T50">операндами</text:span> выражений и таких, что значение операнда хранится в в нем самом.</text:p>
      <text:p text:style-name="P41"><text:tab/>Когда в исходном выражении встречается <text:span text:style-name="T50">литерал</text:span>, например, <text:span text:style-name="T50">число</text:span> или <text:span text:style-name="T50">строка</text:span> <text:span text:style-name="T50">знаков</text:span>, то компилятор выражения создает для него объект данного класса, а значение сохраняет во внутреннем поле <text:span text:style-name="T3">Object value</text:span>. Тип операнда, <text:s/>возвращаемый методом <text:span text:style-name="T3">getType</text:span> определяется <text:s/>значением операнда. Литеральные операнды создаются классом <text:span text:style-name="T2">tdo.expr.</text:span><text:span text:style-name="T3">ExprParser</text:span> при парсинге исходного выражения. <text:s/>Парсер исходного выражения распознает литеральные операнды типов: <text:span text:style-name="T2">Boolean, Float, Double, Integer, Long, String</text:span>.</text:p>
      <text:p text:style-name="P41"><text:tab/>Для создания экземпляра класса применяется один из двух конструкторов:</text:p>
      <text:p text:style-name="P41"/>
      <text:p text:style-name="P41"><text:soft-page-break/><text:tab/></text:p>
      <text:list xml:id="list39276323" text:style-name="L4">
        <text:list-item>
          <text:p text:style-name="P107"><text:span text:style-name="T53">public</text:span> <text:span text:style-name="T49">LiteralOperand</text:span>(Object <text:span text:style-name="T50">value</text:span>) </text:p>
        </text:list-item>
        <text:list-item>
          <text:p text:style-name="P107"><text:span text:style-name="T53">public</text:span> <text:span text:style-name="T49">LiteralOperand</text:span>(Class <text:span text:style-name="T50">clazz</text:span>, Object <text:span text:style-name="T50">value</text:span>) </text:p>
        </text:list-item>
      </text:list>
      <text:p text:style-name="P36"><text:tab/></text:p>
      <text:p text:style-name="P41"><text:tab/>Когда применяется конструктор с одним параметром, то свойству <text:span text:style-name="T3">type</text:span> экземпляра присваивается тип значения. При этом, если значение <text:span text:style-name="T50">value</text:span> равно <text:span text:style-name="T51">null</text:span>, то и значению типа присваивается <text:span text:style-name="T51">null</text:span>. <text:s/>Значение <text:span text:style-name="T50">value</text:span> параметра сохраняется во внутреннем поле <text:s/>объекта класса.</text:p>
      <text:p text:style-name="P41"><text:tab/>Второй конструктор применяется для <text:span text:style-name="T50">явного</text:span> задания типа. Тип устанавливается равным значению параметра <text:span text:style-name="T50">clazz</text:span>, независимо от параметра <text:span text:style-name="T50">value</text:span>. Значение <text:span text:style-name="T50">value</text:span> параметра сохраняется во внутреннем поле <text:s/>объекта класса.</text:p>
      <text:p text:style-name="P41"><text:tab/>Все методы <text:span text:style-name="T3">getValue</text:span> класса возвращают значение из <text:span text:style-name="T50">внутреннего поля </text:span><text:span text:style-name="T3">value.</text:span> </text:p>
      <text:h text:style-name="P138" text:outline-level="4"><text:span text:style-name="T50">Класс </text:span><text:span text:style-name="T18">tdo.expr.IdentifierOperand</text:span></text:h>
      <text:p text:style-name="P47"/>
      <text:p text:style-name="P26"><text:span text:style-name="T53">public class </text:span><text:span text:style-name="T22">Identifier</text:span><text:span text:style-name="T49">Operand</text:span> <text:span text:style-name="T53">extends</text:span> NamedOperand</text:p>
      <text:p text:style-name="P36"/>
      <text:p text:style-name="P41"><text:tab/>Предназначен для представления объектов, являющихся <text:span text:style-name="T50">операндами</text:span> выражений и таких, что значение операнда определяется по строковому значению имени.</text:p>
      <text:p text:style-name="P41"><text:s/><text:tab/>В выражениях идентификатор имеет формат: </text:p>
      <text:p text:style-name="P41"><text:tab/><text:tab/><text:tab/><text:tab/><text:span text:style-name="T63">[</text:span><text:span text:style-name="T61">alias</text:span><text:span text:style-name="T62">.</text:span><text:span text:style-name="T63">]</text:span><text:span text:style-name="T61">имя</text:span></text:p>
      <text:p text:style-name="P42"><text:tab/>В <text:span text:style-name="T49">TDO</text:span> <text:span text:style-name="T50">идентификатор</text:span> в выражении — это <text:span text:style-name="T50">имя колонки</text:span> схемы объектов типа <text:span text:style-name="T2">tdo</text:span><text:span text:style-name="T3">.Table</text:span>.</text:p>
      <text:p text:style-name="P41"><text:tab/><text:span text:style-name="T51">Алиас</text:span> используется, если имена операндов-идентификаторов принадлежат разным пространствам имен. Например, операция объединения двух таблиц типа tdo.Table требует указания к какой из двух таблиц принадлежит <text:span text:style-name="T50">имя колонки</text:span> таблицы, для чего используется алиас.</text:p>
      <text:p text:style-name="P41"><text:tab/><text:span text:style-name="T51">Алиас</text:span> - это идентификатор, т.е. последовательность латинских букв, цифр и знака подчеркивания. Первым символом должна быть буква или знак подчеркивания.</text:p>
      <text:p text:style-name="P41"><text:tab/>Для доступа к алиасу определены методы:</text:p>
      <text:list xml:id="list39269693" text:style-name="L5">
        <text:list-item>
          <text:p text:style-name="P108"><text:span text:style-name="T65">String</text:span> getAlias()</text:p>
        </text:list-item>
        <text:list-item>
          <text:p text:style-name="P108"><text:span text:style-name="T65">void</text:span> setAlias(<text:span text:style-name="T65">String</text:span>)</text:p>
        </text:list-item>
      </text:list>
      <text:p text:style-name="P41"><text:tab/>Дополнительная информация и примеры <text:s/>использования <text:span text:style-name="T50">алиасов</text:span> приведены в разделе «<text:span text:style-name="T68">Класс</text:span><text:span text:style-name="T67"> </text:span><text:span text:style-name="T68">tdo.DefaultExpressionContext</text:span>».</text:p>
      <text:p text:style-name="P41"/>
      <text:h text:style-name="P138" text:outline-level="4"><text:span text:style-name="T50">Класс </text:span><text:span text:style-name="T18">tdo.expr.ParameterOperand</text:span></text:h>
      <text:p text:style-name="P47"/>
      <text:p text:style-name="P26"><text:span text:style-name="T53">public class </text:span><text:span text:style-name="T22">Parameter</text:span><text:span text:style-name="T49">Operand</text:span> <text:span text:style-name="T53">extends</text:span> NamedOperand</text:p>
      <text:p text:style-name="P36"/>
      <text:p text:style-name="P42"><text:tab/>Предназначен для представления объектов, являющихся <text:span text:style-name="T50">операндами</text:span> выражений и таких, что значение операнда определяется по строковому значению имени с предшествующим двоеточием.</text:p>
      <text:p text:style-name="P41"><text:soft-page-break/><text:s/><text:tab/>В выражениях параметр имеет формат: </text:p>
      <text:p text:style-name="P41"><text:tab/><text:tab/><text:tab/><text:span text:style-name="T13"><text:tab/>:</text:span><text:span text:style-name="T14">имя</text:span></text:p>
      <text:p text:style-name="P42"><text:tab/><text:span text:style-name="T51">Имя</text:span> - это последовательность <text:span text:style-name="T50">латинских букв</text:span>, <text:span text:style-name="T50">цифр</text:span> и <text:span text:style-name="T50">знака подчеркивания</text:span>. Первым символом должна быть <text:span text:style-name="T50">буква</text:span> или <text:span text:style-name="T50">знак подчеркивания</text:span>.</text:p>
      <text:p text:style-name="P42"><text:tab/>Дополнительная информация и примеры <text:s/>использования <text:span text:style-name="T50">параметров</text:span> приведены в разделе «<text:span text:style-name="T68">Класс</text:span><text:span text:style-name="T67"> </text:span><text:span text:style-name="T68">tdo.DefaultExpressionContext</text:span>».</text:p>
      <text:p text:style-name="P46"/>
      <text:h text:style-name="P139" text:outline-level="4"><text:span text:style-name="T50">Класс </text:span><text:span text:style-name="T18">tdo.expr.AbstractExpression</text:span></text:h>
      <text:p text:style-name="P51"/>
      <text:p text:style-name="P27"><text:span text:style-name="T54">public <text:s/>abstract class</text:span><text:span text:style-name="T65"> </text:span>AbstractExpression <text:span text:style-name="T54">implements</text:span> <text:span text:style-name="T65">IExpression</text:span></text:p>
      <text:p text:style-name="P38"/>
      <text:p text:style-name="P42"><text:tab/>Базовый класс для классов, экземпляры которых создаются объектами, соответствующими операторам выражений. <text:s/>Например, объект класса <text:span text:style-name="T3">EqualsOperator</text:span> создает экземпляр <text:s/><text:span text:style-name="T3">EqualsExpresion</text:span>. </text:p>
      <text:p text:style-name="P41"><text:tab/>Класс, кроме того, что реализует методы интерфейса <text:span text:style-name="T3">IExpression</text:span>, вводит новые свойства и методы доступа к ним, такие как:</text:p>
      <text:p text:style-name="P41"/>
      <text:list xml:id="list39259392" text:style-name="L6">
        <text:list-item>
          <text:p text:style-name="P105"><text:span text:style-name="T3">getOperator() <text:s/></text:span>возвращает объект типа <text:span text:style-name="T3">IOperator</text:span>;</text:p>
        </text:list-item>
        <text:list-item>
          <text:p text:style-name="P105"><text:span text:style-name="T3">getOp1() </text:span><text:s/>возвращает объект типа <text:span text:style-name="T3">IOperand</text:span>, <text:s/>соответствующий <text:span text:style-name="T50">первому</text:span> операнду выражения;</text:p>
        </text:list-item>
        <text:list-item>
          <text:p text:style-name="P105"><text:span text:style-name="T3">getOp2() </text:span>возвращает объект типа <text:span text:style-name="T3">IOperand</text:span>, <text:s/>соответствующий <text:span text:style-name="T50">второму</text:span> операнду выражения</text:p>
        </text:list-item>
      </text:list>
      <text:p text:style-name="P41"><text:tab/> Классы-наследники обеспечивают реализацию методов <text:span text:style-name="T3">getValue</text:span>. Эти методы возвращают результат вычисления выражений.</text:p>
      <text:p text:style-name="P42"><text:tab/>За исключением классов-операндов, таких как <text:span text:style-name="T3">LiteralOperand</text:span><text:span text:style-name="T2">, </text:span><text:span text:style-name="T3">NamedOperand</text:span><text:span text:style-name="T2">, </text:span><text:span text:style-name="T3">IdentifierOperand</text:span><text:span text:style-name="T2">, </text:span><text:span text:style-name="T3">ParameterOperand</text:span>, все остальные наследуют от класса <text:span text:style-name="T3">AbstractExpression</text:span>.</text:p>
      <text:p text:style-name="P41"><text:tab/>Предполагается, что вычисление выражения заключается в получении значений опрерандов, например,<text:span text:style-name="T49"> </text:span><text:span text:style-name="T3">getOp1().getValue()</text:span><text:span text:style-name="T49">,</text:span> и применения к полученным операндам <text:span text:style-name="T50">оператора</text:span>.</text:p>
      <text:p text:style-name="P41"/>
      <text:p text:style-name="P4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139" text:outline-level="4"><text:soft-page-break/><text:span text:style-name="T50">Класс </text:span><text:span text:style-name="T18">tdo.expr.MathExpression</text:span></text:h>
      <text:p text:style-name="P51"/>
      <text:p text:style-name="P27"><text:span text:style-name="T54">public <text:s/>abstract class</text:span><text:span text:style-name="T65"> </text:span>MathExpression <text:span text:style-name="T54">implements</text:span> <text:span text:style-name="T65">AbstractExpression</text:span></text:p>
      <text:p text:style-name="P52"/>
      <text:p text:style-name="P53"><text:s/><text:tab/><text:span text:style-name="T23">Базовый класс для классов выполняющих арифметические операции и операцию конкатенации строк.</text:span></text:p>
      <text:p text:style-name="P57"><text:tab/>К математическим операциям относятся стандартные арифметические операции, <text:s/>такие как <text:span text:style-name="T50">сложение,вычитание,умножение,деление</text:span>. Хотя операция <text:span text:style-name="T50">конкатенации </text:span>формально и не относится к арифметическим, но по своей <text:s/>природе ее можно считать такой. </text:p>
      <text:p text:style-name="P56"><text:tab/>Экземпляр класса оперирует <text:span text:style-name="T50">двумя</text:span> операндами, для которых определен <text:s/><text:span text:style-name="T50">оператор</text:span>. <text:span text:style-name="T50">Операнды</text:span> являются объектами типа <text:span text:style-name="T2">tdo.expr.</text:span><text:span text:style-name="T3">IOperand</text:span>. <text:s/><text:span text:style-name="T50">Оператор</text:span> является объектом типа <text:span text:style-name="T2">tdo.expr.</text:span><text:span text:style-name="T3">IOperator</text:span>. </text:p>
      <text:p text:style-name="P57"><text:tab/>Для <text:span text:style-name="T72">вычисления</text:span> математического выражения конкретный тип оператора может быть одним из:</text:p>
      <text:list xml:id="list39260857" text:style-name="L7">
        <text:list-item>
          <text:p text:style-name="P109">tdo.expr.AbstractOperator.<text:span text:style-name="T49">AddOperator <text:s/>- </text:span><text:span text:style-name="T33">арифметическое сложение</text:span></text:p>
        </text:list-item>
        <text:list-item>
          <text:p text:style-name="P109">tdo.expr.AbstractOperator.<text:span text:style-name="T49">SubtrOperator - </text:span><text:span text:style-name="T33">арифметическое вычитание</text:span></text:p>
        </text:list-item>
        <text:list-item>
          <text:p text:style-name="P109">tdo.expr.AbstractOperator.<text:span text:style-name="T49">MultOperator - </text:span><text:span text:style-name="T33">арифметическое умножение</text:span></text:p>
        </text:list-item>
        <text:list-item>
          <text:p text:style-name="P109">tdo.expr.AbstractOperator.<text:span text:style-name="T49">DivOperator - </text:span><text:span text:style-name="T33">арифметическое деление</text:span></text:p>
        </text:list-item>
        <text:list-item>
          <text:p text:style-name="P109">tdo.expr.AbstractOperator.<text:span text:style-name="T49">CancatOperator <text:s/>- </text:span><text:span text:style-name="T33">конкатенация (</text:span><text:span text:style-name="T35">сцепление</text:span><text:span text:style-name="T33">) двух строк</text:span></text:p>
          <text:p text:style-name="P116"/>
        </text:list-item>
      </text:list>
      <text:p text:style-name="P57"><text:tab/>Каждому из пречисленных операторов соответствует класс выражения, <text:s/>наследующий <text:s/><text:span text:style-name="T3">MathExpression</text:span>:</text:p>
      <text:list xml:id="list39262478" text:style-name="L8">
        <text:list-item>
          <text:p text:style-name="P110">tdo.expr.MathExpression.<text:span text:style-name="T49">AddExpression</text:span></text:p>
        </text:list-item>
        <text:list-item>
          <text:p text:style-name="P110">tdo.expr.MathExpression.<text:span text:style-name="T49">SubtrExpression</text:span></text:p>
        </text:list-item>
        <text:list-item>
          <text:p text:style-name="P110">tdo.expr.MathExpression.<text:span text:style-name="T49">MultExpression</text:span></text:p>
        </text:list-item>
        <text:list-item>
          <text:p text:style-name="P110">tdo.expr.MathExpression.<text:span text:style-name="T49">DivExpression</text:span></text:p>
        </text:list-item>
        <text:list-item>
          <text:p text:style-name="P110">tdo.expr.MathExpression.<text:span text:style-name="T49">ConcatExpression</text:span></text:p>
        </text:list-item>
      </text:list>
      <text:p text:style-name="P63"><text:tab/></text:p>
      <text:p text:style-name="P61"><text:span text:style-name="T49"><text:tab/></text:span><text:span text:style-name="T33">Объекты, реализующие </text:span>tdo.expr.<text:span text:style-name="T49">IExpression</text:span><text:span text:style-name="T33">, должны реализовать методы </text:span><text:span text:style-name="T49">getValue</text:span><text:span text:style-name="T33">. Класс </text:span><text:span text:style-name="T49">MathExpression</text:span><text:span text:style-name="T33"> реализует основную функциональность этих методов, вычисляя значения обеих операндов, определяя их тип, проводя преобразования типов и проверку на наличие ошибок <text:s/>и вызывая один из абстрактных методов </text:span>tdo.expr.MathExpression.<text:span text:style-name="T49">computeLong</text:span><text:span text:style-name="T33">, <text:s/></text:span>tdo.expr.MathExpression.<text:span text:style-name="T49">computeDouble</text:span><text:span text:style-name="T33">, </text:span>tdo.expr.MathExpression.<text:span text:style-name="T49">computeBigDecimal</text:span><text:span text:style-name="T33">, оставляя для классов наследников их реализацию, в зависимости от конкретной операции.</text:span></text:p>
      <text:p text:style-name="P61"><text:span text:style-name="T33"><text:tab/>При обработке исходного выражения, когда обнаруживается один из математических </text:span><text:span text:style-name="T35">операторов</text:span><text:span text:style-name="T33">, то создается для него экземпляр соответствующего клаасса. Например, если обнаружен оператор '+' - сложение, то будет создан объект типа </text:span>tdo.expr.AbstractOperator.<text:span text:style-name="T49">AddOperator</text:span><text:span text:style-name="T33">. Каждый объект оператор, а следовательно и </text:span><text:span text:style-name="T49">AddOperator</text:span><text:span text:style-name="T33"> должен реализовать метод:</text:span></text:p>
      <text:p text:style-name="P57"/>
      <text:p text:style-name="P61"><text:span text:style-name="T33"><text:tab/></text:span>IExpression <text:span text:style-name="T49">createExpression</text:span>(ExpressionContext,IOperand,IOperand).</text:p>
      <text:p text:style-name="P57"><text:soft-page-break/></text:p>
      <text:p text:style-name="P61"><text:span text:style-name="T33"><text:tab/>Класс </text:span><text:span text:style-name="T49">AddOperator</text:span><text:span text:style-name="T33"> реализует этот метод, который создает выражение типа </text:span><text:span text:style-name="T49">AddExpression,</text:span><text:span text:style-name="T33"> наследующий </text:span><text:span text:style-name="T49">MathExpression</text:span><text:span text:style-name="T33">. Когда созданное выражение будет вычисляться, то к нему будет применен один из перегруженных методов </text:span><text:span text:style-name="T49">getValue</text:span><text:span text:style-name="T33">. Классу </text:span><text:span text:style-name="T49">AddExpression</text:span><text:span text:style-name="T33"> нет нужды переопределять эти методы, поскольку основная функциональность предоставляется в классе </text:span><text:span text:style-name="T49">MathExpression</text:span><text:span text:style-name="T33">.</text:span></text:p>
      <text:p text:style-name="P61"><text:span text:style-name="T33"><text:tab/>Рассмотрим, как реализованы методы </text:span><text:span text:style-name="T49">getValue</text:span><text:span text:style-name="T33"> классом </text:span><text:span text:style-name="T49">MathExpression</text:span><text:span text:style-name="T33"> и определим, что остается реализовать в классах — наследниках, например, </text:span><text:span text:style-name="T49">AddExpression</text:span><text:span text:style-name="T33">.</text:span></text:p>
      <text:p text:style-name="P61"><text:span text:style-name="T33"><text:tab/>Код методов </text:span><text:span text:style-name="T49">getValue</text:span><text:span text:style-name="T33"> занимает всего несколько строк и мы можем привести его полностью.</text:span></text:p>
      <text:p text:style-name="P57"/>
      <text:p text:style-name="P28"><text:span text:style-name="T33"><text:s/></text:span><text:span text:style-name="T73"><text:s text:c="3"/>@Override</text:span></text:p>
      <text:p text:style-name="P30"><text:span text:style-name="T47"><text:s text:c="4"/></text:span><text:span text:style-name="T55">public</text:span><text:span text:style-name="T47"> Object </text:span><text:span text:style-name="T79">getValue(</text:span><text:span text:style-name="T47">NamedValues </text:span><text:span text:style-name="T48">values</text:span><text:span text:style-name="T79">)</text:span><text:span text:style-name="T47"> {</text:span></text:p>
      <text:p text:style-name="P30"><text:span text:style-name="T47"><text:s text:c="8"/>Object r = </text:span><text:span text:style-name="T56">null</text:span><text:span text:style-name="T47">;</text:span></text:p>
      <text:p text:style-name="P30"><text:span text:style-name="T47"><text:s text:c="8"/></text:span><text:span text:style-name="T55">try</text:span><text:span text:style-name="T47"> {</text:span></text:p>
      <text:p text:style-name="P31"><text:span text:style-name="T47"><text:tab/> <text:s text:c="5"/>Object v1 = op1 == </text:span><text:span text:style-name="T56">null</text:span><text:span text:style-name="T47"> ? </text:span><text:span text:style-name="T56">null</text:span><text:span text:style-name="T47"> : op1.</text:span><text:span text:style-name="T46">getValue(</text:span><text:span text:style-name="T48">values</text:span><text:span text:style-name="T47">); <text:s text:c="11"/><text:tab/><text:tab/>Object v2 = op2 == </text:span><text:span text:style-name="T56">null</text:span><text:span text:style-name="T47"> ? </text:span><text:span text:style-name="T56">null</text:span><text:span text:style-name="T47"> : op2.</text:span><text:span text:style-name="T46">getValue(</text:span><text:span text:style-name="T48">values</text:span><text:span text:style-name="T47">);</text:span></text:p>
      <text:p text:style-name="P30"><text:span text:style-name="T47"><text:s text:c="12"/>r = </text:span><text:span text:style-name="T46">computeValues(</text:span><text:span text:style-name="T56">this</text:span><text:span text:style-name="T47">.operator, v1, v2</text:span><text:span text:style-name="T46">);</text:span></text:p>
      <text:p text:style-name="P31"><text:span text:style-name="T47"><text:s text:c="8"/>} </text:span><text:span text:style-name="T55">catch</text:span><text:span text:style-name="T47">(Exception e) {</text:span></text:p>
      <text:p text:style-name="P81"><text:span text:style-name="T47"><text:tab/> <text:s text:c="5"/></text:span><text:span text:style-name="T56">this</text:span><text:span text:style-name="T47">.getContext().</text:span><text:span text:style-name="T46">addError(</text:span><text:span text:style-name="T47">ExpressionContext.</text:span><text:span text:style-name="T69">MATHEXPRESSION</text:span><text:span text:style-name="T47">,</text:span></text:p>
      <text:p text:style-name="P81"><text:span text:style-name="T47"><text:s text:c="28"/></text:span><text:span text:style-name="T56">this</text:span><text:span text:style-name="T47">, e.getMessage()</text:span><text:span text:style-name="T46">);</text:span></text:p>
      <text:p text:style-name="P81"><text:span text:style-name="T47"><text:s text:c="11"/></text:span><text:span text:style-name="T55"><text:s/>throw new</text:span><text:span text:style-name="T47"> ExpressionException(ExpressionContext.MATHEXPRESSION,</text:span><text:span text:style-name="T55">0</text:span><text:span text:style-name="T47">,</text:span></text:p>
      <text:p text:style-name="P82"><text:tab/><text:tab/><text:tab/><text:tab/><text:tab/><text:tab/><text:tab/>e.getMessage());</text:p>
      <text:p text:style-name="P83"><text:s text:c="8"/>}</text:p>
      <text:p text:style-name="P30"><text:span text:style-name="T47"><text:s text:c="8"/></text:span><text:span text:style-name="T55">return</text:span><text:span text:style-name="T47"> r;</text:span></text:p>
      <text:p text:style-name="P32"><text:s text:c="4"/>}</text:p>
      <text:p text:style-name="P57"/>
      <text:p text:style-name="P61"><text:span text:style-name="T33"><text:tab/>Первые две строки в блоке </text:span><text:span text:style-name="T49">try</text:span><text:span text:style-name="T33"> листинга, производят вычисление значений соответственно для </text:span><text:span text:style-name="T35">первого</text:span><text:span text:style-name="T33"> и </text:span><text:span text:style-name="T35">второго</text:span><text:span text:style-name="T33"> операндов, а затем производится вызов метода </text:span><text:span text:style-name="T49">computeValues</text:span><text:span text:style-name="T33"> с передачей ему </text:span><text:span text:style-name="T35">оператора</text:span><text:span text:style-name="T33"> и уже </text:span><text:span text:style-name="T41">вычисленных</text:span><text:span text:style-name="T33"> значений операндов.</text:span></text:p>
      <text:p text:style-name="P61"><text:span text:style-name="T33"><text:tab/></text:span><text:span text:style-name="T34">Примечание</text:span><text:span text:style-name="T33">. Следует отметить, что операнд </text:span><text:span text:style-name="T36">op1</text:span><text:span text:style-name="T33"> или <text:s/></text:span><text:span text:style-name="T36">op2</text:span><text:span text:style-name="T33"> или оба, могут быть как </text:span><text:span text:style-name="T35">простыми</text:span><text:span text:style-name="T33"> операндами типа </text:span><text:span text:style-name="T49">LiteralOperand,IdentifierOperand,ParameterOperand</text:span><text:span text:style-name="T33">, так и </text:span><text:span text:style-name="T35">выражениями</text:span><text:span text:style-name="T33">.</text:span></text:p>
      <text:p text:style-name="P61"><text:span text:style-name="T33"><text:tab/>Любая из трех упомянутых строк может привести к возникновению исключительной ситуации, которая перехватывается, информация об ошибке добавляется к объекту контекста выражения и выбрасывается исключение типа </text:span><text:span text:style-name="T49">ExpressionException</text:span><text:span text:style-name="T33">.</text:span></text:p>
      <text:p text:style-name="P61"><text:span text:style-name="T33"><text:tab/>Задачами метода </text:span><text:span text:style-name="T49">computeValues</text:span><text:span text:style-name="T33"> являются: анализ значений параметров, а именно объекта-оператора и двух значений операндов, проведения преобразования типов операндов, если необходимо, и вызов на основании сделанного анализа одного из следующих методов, определенных в </text:span><text:span text:style-name="T49">MathExpression</text:span><text:span text:style-name="T33"> как </text:span><text:span text:style-name="T35">abstract</text:span><text:span text:style-name="T33">:</text:span></text:p>
      <text:p text:style-name="P57"/>
      <text:list xml:id="list39273558" text:style-name="L9">
        <text:list-item>
          <text:p text:style-name="P112"><text:span text:style-name="T65">Double</text:span> computeDouble(<text:span text:style-name="T65">Double</text:span>,<text:span text:style-name="T65">Double</text:span>)</text:p>
        </text:list-item>
        <text:list-item>
          <text:p text:style-name="P112"><text:span text:style-name="T65">Long</text:span> computeLong(<text:span text:style-name="T65">Long</text:span>,<text:span text:style-name="T65">Long</text:span>)</text:p>
        </text:list-item>
        <text:list-item>
          <text:p text:style-name="P112"><text:span text:style-name="T65">BigDecimal</text:span> computeBigDecimal(<text:span text:style-name="T65">BigDecimal</text:span>,<text:span text:style-name="T65">BigDecimal</text:span>)</text:p>
        </text:list-item>
      </text:list>
      <text:p text:style-name="P64"/>
      <text:p text:style-name="P61"><text:span text:style-name="T33"><text:tab/>Именно эти три метода должны быть переопределены классом-наследником. </text:span><text:soft-page-break/><text:span text:style-name="T33">Например, класс </text:span><text:span text:style-name="T49">AddExpression</text:span><text:span text:style-name="T33"> переопределяет их с целью выполнения над значениями операндов операции </text:span><text:span text:style-name="T35">сложения</text:span><text:span text:style-name="T33">.</text:span></text:p>
      <text:p text:style-name="P61"><text:span text:style-name="T33"><text:tab/></text:span><text:span text:style-name="T34">Примечание</text:span><text:span text:style-name="T33">. Для оператора </text:span><text:span text:style-name="T35">конкатенации</text:span><text:span text:style-name="T33">, т.е., параметр </text:span><text:span text:style-name="T36">operator</text:span><text:span text:style-name="T33"> имеет тип </text:span><text:span text:style-name="T49">ConcatOperator</text:span><text:span text:style-name="T33">, выражение </text:span><text:span text:style-name="T49">ConcatExpression</text:span><text:span text:style-name="T33"> переопределяет </text:span><text:span text:style-name="T49">computeDouble</text:span><text:span text:style-name="T33">, </text:span><text:span text:style-name="T49">computeLong, computeBigDecimal</text:span><text:span text:style-name="T33"> методы </text:span><text:span text:style-name="T35">пустыми</text:span><text:span text:style-name="T33"> и попытка вызвать такие методы приводит к выбросу исключения </text:span><text:span text:style-name="T49">ExpressionException</text:span><text:span text:style-name="T33">. Это потому, что вычисление сцепления строк очень простая операция и выполняется методом </text:span><text:span text:style-name="T49">computeValues</text:span><text:span text:style-name="T33"> класса </text:span><text:span text:style-name="T49">MathExpression</text:span><text:span text:style-name="T33">.</text:span></text:p>
      <text:p text:style-name="P57"/>
      <text:p text:style-name="P57"/>
      <text:h text:style-name="P140" text:outline-level="5"><text:span text:style-name="T1">Метод</text:span> <text:span text:style-name="T82">computeValues</text:span></text:h>
      <text:p text:style-name="P57"><text:tab/></text:p>
      <text:p text:style-name="P57"><text:tab/><text:span text:style-name="T66">Синтаксис:</text:span><text:tab/></text:p>
      <text:p text:style-name="P57"/>
      <text:p text:style-name="P69"><text:s/><text:span text:style-name="T53">protected</text:span> Object <text:span text:style-name="T80">computeValues(</text:span>IOperator <text:span text:style-name="T50">operator</text:span>,Object <text:span text:style-name="T50">value1</text:span>,Object <text:span text:style-name="T50">value2</text:span><text:span text:style-name="T80">)</text:span></text:p>
      <text:p text:style-name="P57"><text:tab/></text:p>
      <text:p text:style-name="P57"><text:tab/><text:span text:style-name="T66">Выполняется по алгоритму:</text:span></text:p>
      <text:p text:style-name="P57"/>
      <text:p text:style-name="P62"><text:span text:style-name="T33"><text:tab/>Если </text:span><text:span text:style-name="T36">operator</text:span><text:span text:style-name="T33"> является экземпляром </text:span><text:span text:style-name="T95">tdo.expr.AbstractOperator.</text:span><text:span text:style-name="T96">ConcatOperator</text:span><text:span text:style-name="T47">,</text:span><text:span text:style-name="T33"> то:</text:span></text:p>
      <text:list xml:id="list39270828" text:style-name="L10">
        <text:list-item>
          <text:p text:style-name="P86"><text:span text:style-name="T33">Если </text:span><text:span text:style-name="T35">оба</text:span><text:span text:style-name="T33"> операнда равны </text:span><text:span text:style-name="T51">null</text:span><text:span text:style-name="T33">, то возвращается </text:span><text:span text:style-name="T35">пустая</text:span><text:span text:style-name="T33"> строка знаков.</text:span></text:p>
        </text:list-item>
        <text:list-item>
          <text:p text:style-name="P86"><text:span text:style-name="T33">Если только </text:span><text:span text:style-name="T35">первый</text:span><text:span text:style-name="T33"> операнд имеет значение </text:span><text:span text:style-name="T51">null</text:span><text:span text:style-name="T33">, то возвращается значение </text:span>value2<text:span text:style-name="T49">.toString()</text:span><text:span text:style-name="T33">.</text:span></text:p>
        </text:list-item>
        <text:list-item>
          <text:p text:style-name="P86"><text:span text:style-name="T33">Если только </text:span><text:span text:style-name="T35">второй</text:span><text:span text:style-name="T33"> операнд имеет значение </text:span><text:span text:style-name="T51">null</text:span><text:span text:style-name="T33">, то возвращается значение </text:span>value1<text:span text:style-name="T49">.toString()</text:span><text:span text:style-name="T33">.</text:span></text:p>
        </text:list-item>
        <text:list-item>
          <text:p text:style-name="P86"><text:span text:style-name="T33">Если </text:span><text:span text:style-name="T35">оба</text:span><text:span text:style-name="T33"> значения операндов отличны от </text:span><text:span text:style-name="T51">null</text:span><text:span text:style-name="T33">, то возвращается сцепление строк: </text:span>value1<text:span text:style-name="T49">.toString() + </text:span>value2<text:span text:style-name="T49">.toString()</text:span></text:p>
        </text:list-item>
      </text:list>
      <text:p text:style-name="P64"/>
      <text:p text:style-name="P57"><text:tab/><text:span text:style-name="T66">Для других операторов:</text:span></text:p>
      <text:p text:style-name="P64"/>
      <text:list xml:id="list39263853" text:style-name="L11">
        <text:list-item>
          <text:p text:style-name="P111"><text:span text:style-name="T33">Если один или оба значения операндов равны </text:span><text:span text:style-name="T51">null</text:span><text:span text:style-name="T33">, то операнд(ы) со значением </text:span><text:span text:style-name="T51">null</text:span><text:span text:style-name="T33"> преобразуется в java.lang.</text:span><text:span text:style-name="T34">Integer</text:span><text:span text:style-name="T33">(0). Далее анализируются </text:span><text:span text:style-name="T35">преобразованные</text:span><text:span text:style-name="T33">, если необходимо, значения операндов.</text:span></text:p>
        </text:list-item>
        <text:list-item>
          <text:p text:style-name="P111"><text:span text:style-name="T33">Если один из операндов имеет тип j</text:span>ava.math.<text:span text:style-name="T49">BigDecimal</text:span><text:span text:style-name="T33">, то второй операнд преобразуется к этому типу и возвращается значение </text:span><text:span text:style-name="T34">computeBigDecimal</text:span><text:span text:style-name="T33">(</text:span><text:span text:style-name="T35">value1</text:span><text:span text:style-name="T33">,</text:span><text:span text:style-name="T35">value2</text:span><text:span text:style-name="T33">).</text:span></text:p>
        </text:list-item>
        <text:list-item>
          <text:p text:style-name="P111"><text:span text:style-name="T33">Если один из операндов имеет тип j</text:span>ava.lang.<text:span text:style-name="T49">String</text:span><text:span text:style-name="T33">, то оба операнда преобразуются в тип j</text:span>ava.lang.<text:span text:style-name="T49">Double</text:span><text:span text:style-name="T33"> и <text:s/>возвращается значение </text:span><text:span text:style-name="T49">computeDouble</text:span>(<text:span text:style-name="T50">v1,v2</text:span>)<text:span text:style-name="T33">, где v1 и v2 имеют тип </text:span><text:span text:style-name="T49">Double</text:span><text:span text:style-name="T33">, <text:s text:c="2"/>как результат преобразования соответственно </text:span><text:span text:style-name="T50">value1</text:span><text:span text:style-name="T33"> и </text:span>value2.</text:p>
        </text:list-item>
        <text:list-item>
          <text:p text:style-name="P111"><text:span text:style-name="T33">Если один из операндов имеет тип j</text:span>ava.lang.<text:span text:style-name="T49">Double</text:span><text:span text:style-name="T33">, то оба операнда преобразуются в тип </text:span>java.lang.<text:span text:style-name="T49">Double</text:span><text:span text:style-name="T33"> и <text:s/>возвращается значение </text:span><text:span text:style-name="T49">computeDouble(</text:span>v1,v2<text:span text:style-name="T49">)</text:span><text:span text:style-name="T34">,</text:span><text:span text:style-name="T33"> где v1 и v2 имеют тип </text:span><text:span text:style-name="T49">Double</text:span><text:span text:style-name="T33">, <text:s/>как результат преобразования соответственно </text:span><text:span text:style-name="T50">value1</text:span><text:span text:style-name="T33"> и </text:span><text:span text:style-name="T50">value2</text:span><text:span text:style-name="T33">.</text:span></text:p>
        </text:list-item>
        <text:list-item>
          <text:p text:style-name="P111"><text:span text:style-name="T33">Если один из операндов имеет тип </text:span>java.lang.<text:span text:style-name="T49">Float</text:span><text:span text:style-name="T33">, <text:s/>то оба операнда преобразуются в тип </text:span>java.lang.<text:span text:style-name="T49">Double</text:span><text:span text:style-name="T33"> и <text:s/>возвращается значение </text:span><text:span text:style-name="T49">computeDouble</text:span>(v1,v2)<text:span text:style-name="T33">, где v1 и v2 имеют тип </text:span><text:span text:style-name="T49">Double</text:span><text:span text:style-name="T33">, <text:s text:c="2"/>как результат преобразования соответственно </text:span><text:span text:style-name="T50">value1</text:span><text:span text:style-name="T33"> и </text:span><text:span text:style-name="T50">value2</text:span></text:p>
        </text:list-item>
        <text:list-item>
          <text:p text:style-name="P111"><text:span text:style-name="T33">Если это оператор </text:span><text:span text:style-name="T36">деления</text:span><text:span text:style-name="T33">, т.е. параметр </text:span><text:span text:style-name="T36">operator</text:span><text:span text:style-name="T33"> имеет тип </text:span><text:span text:style-name="T49">DivOperator</text:span><text:span text:style-name="T33">, то оба </text:span><text:soft-page-break/><text:span text:style-name="T33">операнда преобразуются в тип </text:span>java.lang.<text:span text:style-name="T49">Double</text:span><text:span text:style-name="T33"> и <text:s/>возвращается значение <text:s text:c="2"/></text:span><text:span text:style-name="T49">computeDouble(</text:span>v1,v2<text:span text:style-name="T49">)</text:span><text:span text:style-name="T33">, где v1 и v2 имеют тип </text:span><text:span text:style-name="T49">Double</text:span><text:span text:style-name="T33">, как результат преобразования соответственно </text:span><text:span text:style-name="T50">value1 </text:span>и<text:span text:style-name="T50"> value2</text:span></text:p>
        </text:list-item>
        <text:list-item>
          <text:p text:style-name="P111"><text:span text:style-name="T33">Если один из операндов имеет тип </text:span>java.lang.<text:span text:style-name="T49">Long</text:span><text:span text:style-name="T33">, <text:s/>то оба операнда преобразуются в тип </text:span>java.lang.<text:span text:style-name="T49">Long</text:span><text:span text:style-name="T33"> и <text:s/>возвращается значение </text:span><text:span text:style-name="T49">computeLong(</text:span>v1,v2<text:span text:style-name="T49">),</text:span><text:span text:style-name="T33"> где v1 и v2 имеют тип </text:span><text:span text:style-name="T49">Long</text:span><text:span text:style-name="T33">, как результат преобразования соответственно </text:span><text:span text:style-name="T50">value1 </text:span>и<text:span text:style-name="T50"> value2</text:span></text:p>
        </text:list-item>
        <text:list-item>
          <text:p text:style-name="P111"><text:span text:style-name="T33">Если один из операндов имеет тип </text:span>java.lang.<text:span text:style-name="T49">Byte</text:span><text:span text:style-name="T33"> или <text:s text:c="2"/>j</text:span>ava.lang.<text:span text:style-name="T49">Short</text:span><text:span text:style-name="T33"> или </text:span>java.lang.<text:span text:style-name="T49">Integer</text:span><text:span text:style-name="T33">, <text:s text:c="2"/>то оба операнда преобразуются в тип </text:span>java.lang.<text:span text:style-name="T49">Long</text:span><text:span text:style-name="T33"> и возвращается значение </text:span><text:span text:style-name="T49">computeLong(</text:span>v1,v2<text:span text:style-name="T49">)</text:span><text:span text:style-name="T33">, где v1 и v2 имеют тип Long, <text:s/>как результат преобразования соответственно </text:span><text:span text:style-name="T50">value1 и value2</text:span><text:span text:style-name="T33">.</text:span></text:p>
        </text:list-item>
      </text:list>
      <text:p text:style-name="P57"/>
      <text:p text:style-name="P57"/>
      <text:h text:style-name="P141" text:outline-level="5"><text:span text:style-name="T49">Метод</text:span> <text:span text:style-name="T80">getType()</text:span></text:h>
      <text:p text:style-name="P72"/>
      <text:p text:style-name="P57"><text:span text:style-name="T78"><text:tab/></text:span><text:span text:style-name="T66">Синтаксис:</text:span></text:p>
      <text:p text:style-name="P59"/>
      <text:p text:style-name="P58"><text:tab/><text:span text:style-name="T57">public</text:span><text:span text:style-name="T15"> Class</text:span><text:span text:style-name="T13"> getType()</text:span><text:span text:style-name="T15"><text:tab/></text:span></text:p>
      <text:p text:style-name="P68"><text:tab/></text:p>
      <text:p text:style-name="P43"><text:span text:style-name="T21"><text:tab/>Определяет и возвращает тип математического выражения. <text:s/>Если в состав выражения входят только </text:span><text:span text:style-name="T26">литералы</text:span><text:span text:style-name="T21"> и </text:span><text:span text:style-name="T26">функции</text:span><text:span text:style-name="T21">, то всегда, при отсутствии ошибок, будет возвращено одно из значений:</text:span></text:p>
      <text:list xml:id="list39248729" text:style-name="L12">
        <text:list-item>
          <text:p text:style-name="P118">Byte.class</text:p>
        </text:list-item>
        <text:list-item>
          <text:p text:style-name="P118">Short.class</text:p>
        </text:list-item>
        <text:list-item>
          <text:p text:style-name="P118">Integer.class</text:p>
        </text:list-item>
        <text:list-item>
          <text:p text:style-name="P118">Long.class</text:p>
        </text:list-item>
        <text:list-item>
          <text:p text:style-name="P118">Float.class</text:p>
        </text:list-item>
        <text:list-item>
          <text:p text:style-name="P118">Double.class</text:p>
        </text:list-item>
        <text:list-item>
          <text:p text:style-name="P118">BigDecimal.class</text:p>
        </text:list-item>
        <text:list-item>
          <text:p text:style-name="P118">String.class</text:p>
        </text:list-item>
      </text:list>
      <text:p text:style-name="P43"><text:span text:style-name="T21"><text:tab/>Если в состав выражения входят </text:span><text:span text:style-name="T26">идентификаторы</text:span><text:span text:style-name="T21"> и/или </text:span><text:span text:style-name="T26">параметры</text:span><text:span text:style-name="T21">, которые представляются классами </text:span><text:span text:style-name="T28">tdo.expr.</text:span><text:span text:style-name="T29">IdentifierOperand</text:span><text:span text:style-name="T21"> и </text:span><text:span text:style-name="T28">tdo.expr.</text:span><text:span text:style-name="T29">ParameterOperand</text:span><text:span text:style-name="T21"> соответственно, то такие операнды делегируют определение типа контексту выражения вызовом метода </text:span><text:span text:style-name="T29">getIdentifierType</text:span><text:span text:style-name="T21"> или </text:span><text:span text:style-name="T29">getParameterType</text:span><text:span text:style-name="T21">. На момент вызова таких методов контекст выражения может быть не полностью инициализирован и не в состоянии определить точный тип, например, в случае контекста типа </text:span><text:span text:style-name="T28">tdo.</text:span><text:span text:style-name="T29">DefaultExpressionContext</text:span><text:span text:style-name="T21">, когда еще не добавлена к контекту требуемая таблица типа tdo.Table. Такая ситуация является не желательной, поэтому везде в TDO, где применяются выражения, например, в вычисляемых колонках таблицы или фильтрах, перед обработкой выражения контекст должен быть полностью инициализирован. Однако, класс <text:s/></text:span><text:span text:style-name="T28">tdo.</text:span><text:span text:style-name="T29">DefaultExpressionContext</text:span><text:span text:style-name="T21"> предоставляет возможность обрабатывать исходное выражение в моде тестирования, включением моды методом</text:span><text:span text:style-name="T22"> </text:span><text:span text:style-name="T29">setTestMode(</text:span><text:span text:style-name="T30">boolean</text:span><text:span text:style-name="T29">)</text:span><text:span text:style-name="T21">. Если мода тестирования </text:span><text:span text:style-name="T26">включена</text:span><text:span text:style-name="T21">, то если контекст не может определить точный тип операнда, то он возвращает его </text:span><text:span text:style-name="T26">групповой</text:span><text:span text:style-name="T21"> тип. Если мода тестирования </text:span><text:span text:style-name="T26">выключена</text:span><text:span text:style-name="T21">, то, если контект не можен определить точный тип, то выбрасывается исключение.</text:span></text:p>
      <text:p text:style-name="P43"><text:span text:style-name="T21"><text:tab/>Для классов, реализующих tdo.expr.MathExpression, метод </text:span><text:span text:style-name="T29">getType() </text:span><text:span text:style-name="T21">делегирует </text:span><text:soft-page-break/><text:span text:style-name="T21">исполнение защищенному методу </text:span><text:span text:style-name="T29">getType(</text:span><text:span text:style-name="T28">IOperator,IOperand,IOperand</text:span><text:span text:style-name="T29">)</text:span><text:span text:style-name="T21">.</text:span></text:p>
      <text:p text:style-name="P58"><text:tab/></text:p>
      <text:h text:style-name="P141" text:outline-level="5"><text:span text:style-name="T49">Метод</text:span> <text:span text:style-name="T80">getType( </text:span><text:span text:style-name="T78">IOperator, IOperand, IOperand</text:span><text:span text:style-name="T80">)</text:span></text:h>
      <text:p text:style-name="P72"/>
      <text:p text:style-name="P57"><text:span text:style-name="T78"><text:tab/></text:span><text:span text:style-name="T66">Синтаксис:</text:span></text:p>
      <text:p text:style-name="P59"/>
      <text:p text:style-name="P58"><text:span text:style-name="T59"><text:s text:c="2"/>protected</text:span><text:span text:style-name="T74"> Class</text:span><text:span text:style-name="T75"> getType(</text:span><text:span text:style-name="T74">IOperator </text:span><text:span text:style-name="T76">operator</text:span><text:span text:style-name="T74">,IOperand </text:span><text:span text:style-name="T76">op1</text:span><text:span text:style-name="T74">,IOperand </text:span><text:span text:style-name="T76">op2</text:span><text:span text:style-name="T75">)</text:span><text:span text:style-name="T74"><text:tab/></text:span></text:p>
      <text:p text:style-name="P68"/>
      <text:p text:style-name="P58"><text:tab/><text:span text:style-name="T66">Выполняется по алгоритму</text:span>:</text:p>
      <text:p text:style-name="P58"/>
      <text:list xml:id="list39270093" text:style-name="L13">
        <text:list-item>
          <text:p text:style-name="P106"><text:span text:style-name="T21">Если тип операнда </text:span><text:span text:style-name="T28">op1</text:span><text:span text:style-name="T29">.getType()</text:span><text:span text:style-name="T21"> и/или </text:span><text:span text:style-name="T28">op2</text:span><text:span text:style-name="T29">.getType()</text:span><text:span text:style-name="T21"> <text:s/>равен/равны </text:span><text:span text:style-name="T27">null</text:span><text:span text:style-name="T21">, <text:s/>считается, что эти тип(ы) равны </text:span><text:span text:style-name="T29">Integer.class </text:span><text:span text:style-name="T21">и рассматриваются далее.</text:span></text:p>
        </text:list-item>
        <text:list-item>
          <text:p text:style-name="P106"><text:span text:style-name="T21">Если оператор </text:span><text:span text:style-name="T27">operator</text:span><text:span text:style-name="T21"> есть экземпляр класса </text:span><text:span text:style-name="T28">tdo.</text:span><text:span text:style-name="T29">ConсatOperator</text:span><text:span text:style-name="T21">, то возвращается значение </text:span><text:span text:style-name="T29">String.class</text:span><text:span text:style-name="T21">.</text:span></text:p>
        </text:list-item>
        <text:list-item>
          <text:p text:style-name="P106"><text:span text:style-name="T21">Если тип операнда </text:span><text:span text:style-name="T28">op1</text:span><text:span text:style-name="T29">.getType()</text:span><text:span text:style-name="T21"> есть </text:span><text:span text:style-name="T28">tdo.expr.</text:span><text:span text:style-name="T29">IdentifierOperand</text:span><text:span text:style-name="T21"> или </text:span><text:span text:style-name="T28">tdo.expr.</text:span><text:span text:style-name="T29">MathExpression</text:span><text:span text:style-name="T21">, а тип второго операнда </text:span><text:span text:style-name="T28">op2</text:span><text:span text:style-name="T29">.getType()</text:span><text:span text:style-name="T21"> также равен одному из указанных выше, то возвращается значение</text:span><text:span text:style-name="T28"> tdo.expr.</text:span><text:span text:style-name="T29">MathExpression.</text:span><text:span text:style-name="T31">class</text:span><text:span text:style-name="T21">.</text:span></text:p>
        </text:list-item>
        <text:list-item>
          <text:p text:style-name="P106"><text:span text:style-name="T21">Если только один из операндов <text:s/>имеет тип <text:s text:c="5"/></text:span><text:span text:style-name="T28">tdo.expr.</text:span><text:span text:style-name="T29">IdentifierOperand</text:span><text:span text:style-name="T21"> или </text:span><text:span text:style-name="T28">tdo.expr.</text:span><text:span text:style-name="T29">MathExpression</text:span><text:span text:style-name="T21">, то второй должен иметь тип </text:span><text:span text:style-name="T28">Byte, Short, Integer, Long, Float, Double, BigDecimal</text:span><text:span text:style-name="T21">. Тогда возвращается значение </text:span><text:span text:style-name="T28">tdo.expr.</text:span><text:span text:style-name="T29">MathExpression</text:span><text:span text:style-name="T21">. <text:s text:c="2"/>В противном случае возвращается </text:span><text:span text:style-name="T28">tdo.expr.</text:span><text:span text:style-name="T29">ErrorExpression.</text:span><text:span text:style-name="T31">class</text:span><text:span text:style-name="T21">.</text:span></text:p>
        </text:list-item>
        <text:list-item>
          <text:p text:style-name="P106"><text:span text:style-name="T21">Если один из операндов имеет тип </text:span><text:span text:style-name="T29">BigDecimal</text:span><text:span text:style-name="T21">, то возвращается </text:span><text:span text:style-name="T29">BigDecimal.</text:span><text:span text:style-name="T31">class</text:span><text:span text:style-name="T21">.</text:span></text:p>
        </text:list-item>
        <text:list-item>
          <text:p text:style-name="P106"><text:span text:style-name="T21">Если один из операндов имеет тип </text:span><text:span text:style-name="T29">Double</text:span><text:span text:style-name="T21"> или </text:span><text:span text:style-name="T29">Float</text:span><text:span text:style-name="T21">, то возвращается </text:span><text:span text:style-name="T29">Double.</text:span><text:span text:style-name="T31">class</text:span><text:span text:style-name="T21">.</text:span></text:p>
        </text:list-item>
        <text:list-item>
          <text:p text:style-name="P106"><text:span text:style-name="T21">Если оператор является экземпляром класса </text:span><text:span text:style-name="T28">tdo.expr.AbstractOperator.</text:span><text:span text:style-name="T29">DivOperator</text:span><text:span text:style-name="T21">, то возвращается </text:span><text:span text:style-name="T29">Double.</text:span><text:span text:style-name="T31">class</text:span><text:span text:style-name="T21">. В противном случае, для <text:s text:c="7"/></text:span><text:span text:style-name="T29">Byte, Short, Integer, Long</text:span><text:span text:style-name="T21">, возвращается </text:span><text:span text:style-name="T29">Long.</text:span><text:span text:style-name="T31">class</text:span><text:span text:style-name="T21">, а для любого другого типа возвращается </text:span><text:span text:style-name="T28">tdo.expr.</text:span><text:span text:style-name="T29">ErrorExpression</text:span><text:span text:style-name="T21">.</text:span></text:p>
        </text:list-item>
      </text:list>
      <text:p text:style-name="P58"/>
      <text:p text:style-name="P58"/>
      <text:p text:style-name="P49"><text:span text:style-name="T50">Класс </text:span><text:span text:style-name="T18">tdo.expr.MathExpression.AddExpression</text:span></text:p>
      <text:p text:style-name="P51"/>
      <text:p text:style-name="P27"><text:span text:style-name="T54">public <text:s/>static class</text:span><text:span text:style-name="T65"> </text:span>AddExpression <text:span text:style-name="T54">extends</text:span> <text:span text:style-name="T65">MathExpression</text:span></text:p>
      <text:p text:style-name="P55"/>
      <text:p text:style-name="P57"><text:tab/>Обеспечивает выполнение арифметического сложения двух операндов. </text:p>
      <text:list xml:id="list39264987" text:style-name="L14">
        <text:list-item>
          <text:p text:style-name="P117">Операндами выражения могут быть: <text:span text:style-name="T3">Byte, Short, Integer, Long, Float, Double, BigDecimal</text:span>. </text:p>
        </text:list-item>
        <text:list-item>
          <text:p text:style-name="P117">Допустимы также данные типа <text:span text:style-name="T3">String</text:span>, содержимое которых представляет собой <text:span text:style-name="T50">правильное число</text:span>. </text:p>
        </text:list-item>
        <text:list-item>
          <text:p text:style-name="P117">Значение операнда <text:span text:style-name="T51">null</text:span> <text:s/>допустимо и преобразуется в целочисленный ноль ( <text:span text:style-name="T3">Integer(</text:span><text:span text:style-name="T2">0</text:span><text:span text:style-name="T3">)</text:span> ).<text:tab/></text:p>
        </text:list-item>
      </text:list>
      <text:p text:style-name="P57"/>
      <text:p text:style-name="P57"><text:soft-page-break/></text:p>
      <text:h text:style-name="P131" text:outline-level="2">Валидаторы (<text:span text:style-name="T50">validators</text:span>)</text:h>
      <text:p text:style-name="P2"><text:tab/><text:span text:style-name="T50">Валидаторы</text:span> — объекты типа <text:span text:style-name="T2">tdo.impl.</text:span><text:span text:style-name="T3">Validator</text:span>, применяются для контроля данных при модификации. Ряд считается модифицированным, если к нему применен метод <text:span text:style-name="T3">setValue</text:span>. В TDO подразделяются на <text:s/><text:span text:style-name="T50">валидаторы ряда </text:span>и<text:span text:style-name="T50"> валидаторы колонок</text:span>. </text:p>
      <text:p text:style-name="P2"><text:tab/><text:span text:style-name="T50">Валидатор колонок</text:span> предназначен для контроля данных, связанных с одной колонкой и при каждом изменении значения этой колонки выполняется метод <text:span text:style-name="T3">validate</text:span> валидатора.</text:p>
      <text:p text:style-name="P2"><text:tab/><text:span text:style-name="T50">Валидатор ряда </text:span>предназначен для контроля данных <text:span text:style-name="T66">всего ряда в целом</text:span> и выполняется только при определенных условиях.</text:p>
      <text:p text:style-name="P2"/>
      <text:h text:style-name="P134" text:outline-level="3">Валидаторы ряда</text:h>
      <text:list xml:id="list39257269" text:style-name="L15">
        <text:list-item>
          <text:p text:style-name="P95">Вызывается метод таблицы <text:span text:style-name="T3">validate(</text:span><text:span text:style-name="T2">DataRow </text:span><text:span text:style-name="T5">row</text:span><text:span text:style-name="T2">, boolean </text:span><text:span text:style-name="T5">throwsexception</text:span><text:span text:style-name="T3">)</text:span>. Метод возвращает значение <text:span text:style-name="T6">true</text:span>, если ряд содержит корректные данные и <text:span text:style-name="T6">false</text:span> — в противном случае. Если, при этом, значение параметра <text:span text:style-name="T50">throwsexception</text:span> равно <text:span text:style-name="T6">true</text:span>, то <text:span text:style-name="T50">неудачная</text:span> <text:span text:style-name="T50">валидация</text:span> приводит к выбросу исключительной ситуации <text:span text:style-name="T2">tdo.impl.</text:span><text:span text:style-name="T3">ValidateException</text:span>. Независимо от того выбрасывается исключительная ситуации или нет, неудачная валидации приводит к оповещению всех зарегистрированных слушателей события <text:span text:style-name="T2">tdo.event.</text:span><text:span text:style-name="T3">ValidateEvent</text:span> для рядов. Слушатели регистрируются методом таблицы <text:span text:style-name="T3">addRowValidateListener</text:span>.</text:p>
        </text:list-item>
        <text:list-item>
          <text:p text:style-name="P95">К ряду применен метод <text:span text:style-name="T3">beginEdit()</text:span>, затем выполнен один или несколько вызовов метода <text:span text:style-name="T3">setValue</text:span>. Тогда, последующее применение к этому ряду метода <text:span text:style-name="T3">endEdit()</text:span> приводит к исполнению валидаторов ряда. При обнаружении ошибки исключение <text:span text:style-name="T2">tdo.impl.</text:span><text:span text:style-name="T3">ValidateException</text:span> не выбрасывается. Неудачная валидации приводит к оповещению всех зарегистрированных слушателей события <text:span text:style-name="T2">tdo.event.</text:span><text:span text:style-name="T3">ValidateEvent</text:span> для рядов. Слушатели регистрируются методом таблицы <text:span text:style-name="T3">addRowValidateListener</text:span>.</text:p>
        </text:list-item>
        <text:list-item>
          <text:p text:style-name="P95">К ряду применяется метод <text:span text:style-name="T3">endEdit(</text:span><text:span text:style-name="T5">true</text:span><text:span text:style-name="T3">)</text:span>. Независимо от того, применялся ли метод <text:span text:style-name="T3">beginEdit() </text:span>и выполнялся или нет метод <text:span text:style-name="T3">setValue</text:span> форсируется валидация ряда. При обнаружении ошибки выбрасывается исключение <text:span text:style-name="T2">tdo.impl.</text:span><text:span text:style-name="T3">ValidateException</text:span>. <text:s/>Неудачная валидации приводит к оповещению всех зарегистрированных слушателей события <text:span text:style-name="T2">tdo.event.</text:span><text:span text:style-name="T3">ValidateEvent</text:span> для рядов прежде, чем будет выброшено исключение. Слушатели регистрируются методом таблицы <text:span text:style-name="T3">addRowValidateListener</text:span></text:p>
        </text:list-item>
        <text:list-item>
          <text:p text:style-name="P95">К таблице применяется один из методов <text:span text:style-name="T3">addRow()</text:span> без параметров или <text:span text:style-name="T3">insertRow(</text:span><text:span text:style-name="T2">int</text:span><text:span text:style-name="T3"> </text:span><text:span text:style-name="T5">rowIndex</text:span><text:span text:style-name="T3">)</text:span>. Оба метода создают ряд с «<text:span text:style-name="T50">пустыми</text:span>» значениями ячеек и добавляют его к таблице в специальном состоянии <text:span text:style-name="T5">inserting</text:span>. В отличие от одноименных, перегруженных методов, данные методы <text:span text:style-name="T66">изменяют</text:span> позицию <text:span text:style-name="T50">текущей активной записи</text:span> таблицы и вызывают выполнение валидации ряда. На самом деле, прежде чем ряд будет добавлен к таблице, к <text:span text:style-name="T50">старому</text:span> активному ряду неявно применяется метод <text:span text:style-name="T3">endEdit(</text:span><text:span text:style-name="T5">true</text:span><text:span text:style-name="T3">)</text:span> форсирующий его валидацию и, в случае обнаружения ошибки, выбрасывающий исключение <text:span text:style-name="T3">ValidateException</text:span><text:span text:style-name="T2">, <text:s/></text:span>не позволяя, таким образом, добавить новый ряд. Неудачная валидации приводит к оповещению всех зарегистрированных слушателей события <text:span text:style-name="T2">tdo.event.</text:span><text:span text:style-name="T3">ValidateEvent</text:span> для рядов прежде, чем будет выброшено исключение. Слушатели регистрируются методом таблицы <text:span text:style-name="T3">addRowValidateListener</text:span></text:p>
        </text:list-item>
        <text:list-item>
          <text:p text:style-name="P95">К таблице применяется метод <text:span text:style-name="T3">setActiveRow(</text:span><text:span text:style-name="T2">int </text:span><text:span text:style-name="T5">newRowIndex</text:span><text:span text:style-name="T3">) </text:span>для изменения позиции <text:span text:style-name="T50">текущего активного ряда</text:span> таблицы. <text:s/>Прежде чем <text:s/>будет изменена позиция активного ряда, к <text:span text:style-name="T50">старому</text:span> активному ряду неявно применяется метод <text:span text:style-name="T3">endEdit(</text:span><text:span text:style-name="T5">true</text:span><text:span text:style-name="T3">)</text:span> <text:soft-page-break/>форсирующий его валидацию и, в случае обнаружения ошибки, выбрасывающий исключение <text:span text:style-name="T3">ValidateException</text:span><text:span text:style-name="T2">, <text:s/></text:span>не позволяя, таким образом, изменить активный ряд. Неудачная валидации приводит к оповещению всех зарегистрированных слушателей события <text:span text:style-name="T2">tdo.event.</text:span><text:span text:style-name="T3">ValidateEvent</text:span> для рядов прежде, чем будет выброшено исключение. Слушатели регистрируются методом таблицы <text:span text:style-name="T3">addRowValidateListener</text:span></text:p>
        </text:list-item>
      </text:list>
      <text:p text:style-name="P7"/>
      <text:p text:style-name="P8"><text:tab/><text:span text:style-name="T50">Четвертый</text:span> и <text:span text:style-name="T50">пятый</text:span> случай требуют разъяснения. В <text:span text:style-name="T50">случае</text:span> (4) <text:s/>вызывает сомнение необходимость использования метода <text:span text:style-name="T3">addRow()</text:span> <text:s/>без параметров. В самом деле можно было бы поступать так, как показано в примере ниже:</text:p>
      <text:p text:style-name="P7"/>
      <text:p text:style-name="P7"/>
      <text:p text:style-name="P7"/>
      <text:p text:style-name="P7"/>
      <text:p text:style-name="P7">DataTable <text:span text:style-name="T50">table</text:span> = new DataTable();</text:p>
      <text:p text:style-name="P7">.........................</text:p>
      <text:p text:style-name="P7">.........................</text:p>
      <text:p text:style-name="P7">DataRow row = table.createRow();</text:p>
      <text:p text:style-name="P7">row.setValue(...);</text:p>
      <text:p text:style-name="P7">........................</text:p>
      <text:p text:style-name="P7">........................</text:p>
      <text:p text:style-name="P7">if ( table.validate(row,false) ) {</text:p>
      <text:p text:style-name="P7"><text:tab/>System.out.println(«Valid Row» );</text:p>
      <text:p text:style-name="P7">} else {</text:p>
      <text:p text:style-name="P7"><text:tab/>System.out.println(«Invalid Row» );</text:p>
      <text:p text:style-name="P7">}</text:p>
      <text:p text:style-name="P7"/>
      <text:p text:style-name="P22"><text:span text:style-name="T39"><text:tab/>Такой код <text:s/>достаточно прост и делает все необходимые проверки на валидность ряда. Однако, целью TDO является использование таблиц данных совместно с УЖЕ существующими компонентами</text:span><text:span text:style-name="T8"> javax.swing</text:span><text:span text:style-name="T39">, например,</text:span><text:span text:style-name="T11"> javax.swing.</text:span><text:span text:style-name="T8">JTable</text:span><text:span text:style-name="T39">. Если визуальный компонент </text:span><text:span text:style-name="T10">JTable</text:span><text:span text:style-name="T39"> мы хотим использовать для непосредственного ввода данных, то обычно существует на форме помимо самой таблицы еще кнопка, обработчик события </text:span><text:span text:style-name="T9">ActionPerformed</text:span><text:span text:style-name="T39"> которой, должен выполнить </text:span><text:span text:style-name="T4">addRow()</text:span><text:span text:style-name="T43"> без параметров, оповестив об этом </text:span><text:span text:style-name="T3">JTable</text:span><text:span text:style-name="T43">. При этом, желательно чтобы новый ряд был виден пользователю как </text:span><text:span text:style-name="T44">seleted</text:span><text:span text:style-name="T43">. Пользователь, используя мышь и клавиатуру, заполняет ячейки ряда и в какой-то момент должен указать, что ряд заполнен и, если определены валидаторы, требует проверки. Было бы не удобно для такого случая использовать еще одну кнопку с, например, надписью «Validate!!». Как правило, особенно в случае пакетного ввода, пользователь заполнив один ряд, желает сразу перейти к заполнению нового ряда, нажатием кнопки «Add Row». Тогда срабатывают валидаторы. В случае успешной валидации в таблице </text:span><text:span text:style-name="T3">JTable</text:span><text:span text:style-name="T43"> пользователь вновь увидит новую строку с пустыми ячейками. Если же один из валидаторов обнаружит ошибку, то метод </text:span><text:span text:style-name="T3">addRow()</text:span><text:span text:style-name="T43"> исполнен не будет, а в </text:span><text:span text:style-name="T45">JTable</text:span><text:span text:style-name="T43"> все еще будет виден выделенным ряд с ошибочными данными.</text:span></text:p>
      <text:p text:style-name="P97"/>
      <text:p text:style-name="P22"><text:span text:style-name="T43"><text:tab/></text:span><text:span text:style-name="T44">Случай</text:span><text:span text:style-name="T43"> (5) специально предназначен для использования совместно с визуальными компонентами, такми как </text:span><text:span text:style-name="T3">JTable</text:span><text:span text:style-name="T43">. В самом деле, если tdo-таблица используется как модель для </text:span><text:span text:style-name="T3">JTable</text:span><text:span text:style-name="T43">, то пользователь используя мышь и(или) клавиатуру произвольно может </text:span><text:soft-page-break/><text:span text:style-name="T43">выделять различные ряды </text:span><text:span text:style-name="T3">JTable</text:span><text:span text:style-name="T43">. Отслеживая событие изменения выбранного в </text:span><text:span text:style-name="T3">JTable</text:span><text:span text:style-name="T43"> ряда, можно для выполнить метод tdo-таблицы </text:span><text:span text:style-name="T3">setActiveRow</text:span><text:span text:style-name="T43">. Однако, пользователь может изменить некоторые ячейки ранее выбранного ряда. Если определены валидаторы, то они сработают и не допустят исполнения метода </text:span><text:span text:style-name="T3">setActiveRow</text:span><text:span text:style-name="T43">. Соответственно в </text:span><text:span text:style-name="T3">JTable</text:span><text:span text:style-name="T43"> требуется сохранить в состоянии «</text:span><text:span text:style-name="T44">selected</text:span><text:span text:style-name="T43">» ошибочный ряд.</text:span></text:p>
      <text:p text:style-name="P97"/>
      <text:h text:style-name="P135" text:outline-level="3">Валидаторы колонок</text:h>
      <text:p text:style-name="P23"><text:span text:style-name="T43"><text:tab/></text:span><text:span text:style-name="T33">Валидаторы колонок</text:span><text:span text:style-name="T40"> могут выполняться </text:span><text:span text:style-name="T33">явно</text:span><text:span text:style-name="T40"> или </text:span><text:span text:style-name="T33">неявно</text:span><text:span text:style-name="T40">.</text:span></text:p>
      <text:p text:style-name="P23"><text:span text:style-name="T40"><text:tab/></text:span><text:span text:style-name="T33">Неявная</text:span><text:span text:style-name="T40"> </text:span><text:span text:style-name="T33">валидация</text:span><text:span text:style-name="T40"> выполняется, когда <text:s/>применяется метод таблицы validate(DataRow row, String columnName, Object newValue). Если метод возвращает true, то считается, что новое значение колонки допустимо, false — в противном случае.</text:span></text:p>
      <text:p text:style-name="P23"><text:span text:style-name="T40"><text:tab/></text:span><text:span text:style-name="T33">Явная валидация </text:span><text:span text:style-name="T40">выполняется при применении к ряду и колонке, для которой зарегистрированы валидаторы, метода setValue</text:span><text:span text:style-name="T33">.</text:span></text:p>
      <text:p text:style-name="P8"/>
      <text:p text:style-name="P23"><text:span text:style-name="T43"><text:tab/></text:span><text:span text:style-name="T40">Валидатор колонки выполняется всегда, когда для ряда </text:span></text:p>
      <text:p text:style-name="P98"/>
      <text:h text:style-name="Heading_20_3" text:outline-level="3"><text:span text:style-name="T52">Интерфейс </text:span><text:span text:style-name="T20">tdo.impl.</text:span><text:span text:style-name="T18">Validator</text:span></text:h>
      <text:p text:style-name="P51"/>
      <text:p text:style-name="P27"><text:span text:style-name="T54">public <text:s/>interface</text:span><text:span text:style-name="T65"> </text:span>Validator</text:p>
      <text:p text:style-name="P55"/>
      <text:p text:style-name="P59">Методы</text:p>
      <text:list xml:id="list39264660" text:style-name="L16">
        <text:list-item>
          <text:p text:style-name="P87">getExpressionContext()</text:p>
        </text:list-item>
        <text:list-item>
          <text:p text:style-name="P87">validate(<text:span text:style-name="T50">DataRow</text:span>)</text:p>
        </text:list-item>
        <text:list-item>
          <text:p text:style-name="P87">validate(<text:span text:style-name="T50">DataRow, Object</text:span>)</text:p>
        </text:list-item>
        <text:list-item>
          <text:p text:style-name="P87">getMessage()</text:p>
        </text:list-item>
        <text:list-item>
          <text:p text:style-name="P87">setMessage(<text:span text:style-name="T50">String</text:span>)</text:p>
        </text:list-item>
      </text:list>
      <text:p text:style-name="Standard"/>
      <text:h text:style-name="Heading_20_5" text:outline-level="5"><text:span text:style-name="T49">Метод</text:span> <text:span text:style-name="T83">getExpressionContext()</text:span></text:h>
      <text:p text:style-name="P16"/>
      <text:p text:style-name="P12"><text:s text:c="5"/>Возвращает контекст выражения, если оно используется как условие <text:s/>валидности <text:span text:style-name="T50">ряда</text:span> или <text:span text:style-name="T50">колонки</text:span>. Возвращает значение <text:span text:style-name="T3">null</text:span>, если выражение не используется.</text:p>
      <text:p text:style-name="P12"/>
      <text:p text:style-name="P11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getExpressionContext</text:span><text:span text:style-name="T77">(</text:span><text:span text:style-name="T75">)</text:span></text:p>
      <text:p text:style-name="P73"/>
      <text:h text:style-name="Heading_20_5" text:outline-level="5"><text:span text:style-name="T49">Метод</text:span> <text:span text:style-name="T83">validate( </text:span><text:span text:style-name="T87">DataRow </text:span><text:span text:style-name="T84">row</text:span><text:span text:style-name="T83">)</text:span></text:h>
      <text:p text:style-name="P12">Выполняет валидацию <text:span text:style-name="T50">ряда</text:span>.</text:p>
      <text:p text:style-name="P11">Синтаксис:</text:p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)</text:span></text:p>
      <text:p text:style-name="P70"><text:soft-page-break/></text:p>
      <text:p text:style-name="P59">Параметр</text:p>
      <text:p text:style-name="P58"><text:tab/><text:span text:style-name="T6">row</text:span><text:tab/>- проверяемый на валидность ряд</text:p>
      <text:p text:style-name="P58"/>
      <text:p text:style-name="P59">Возвращаемое значение</text:p>
      <text:p text:style-name="P59"/>
      <text:list xml:id="list39265910" text:style-name="L17">
        <text:list-item>
          <text:p text:style-name="P119"><text:span text:style-name="T5">true</text:span><text:tab/>- если данные ряда успешно проходят контороль.</text:p>
        </text:list-item>
        <text:list-item>
          <text:p text:style-name="P119"><text:span text:style-name="T5">false</text:span><text:tab/>- в противном случае</text:p>
        </text:list-item>
      </text:list>
      <text:p text:style-name="P58"/>
      <text:p text:style-name="P58"/>
      <text:p text:style-name="P58"/>
      <text:p text:style-name="P58"/>
      <text:p text:style-name="P58"><text:tab/></text:p>
      <text:p text:style-name="P76"><text:span text:style-name="T49">Метод</text:span> <text:span text:style-name="T83">validate( </text:span><text:span text:style-name="T87">DataRow </text:span><text:span text:style-name="T84">row, </text:span><text:span text:style-name="T87">Object</text:span><text:span text:style-name="T84"> value</text:span><text:span text:style-name="T83">)</text:span></text:p>
      <text:p text:style-name="P12"><text:tab/>Выполняет валидацию ряда для заданного значения. Обычно этот метод используется для валидаторов колонки.</text:p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,Object </text:span><text:span text:style-name="T77">value</text:span><text:span text:style-name="T75">)</text:span></text:p>
      <text:list xml:id="list39247201" text:style-name="L18">
        <text:list-item>
          <text:p text:style-name="P120"><text:span text:style-name="T6">row</text:span> проверяемый на валидность ряд</text:p>
        </text:list-item>
        <text:list-item>
          <text:p text:style-name="P120"><text:span text:style-name="T6">value</text:span> новое значение колонки, для которого проводится валидация</text:p>
        </text:list-item>
      </text:list>
      <text:p text:style-name="P59">Возвращаемое значение</text:p>
      <text:list xml:id="list39264295" text:style-name="L19">
        <text:list-item>
          <text:p text:style-name="P121"><text:span text:style-name="T5">true</text:span><text:tab/>если данные ряда успешно проходят контороль.</text:p>
        </text:list-item>
        <text:list-item>
          <text:p text:style-name="P121"><text:span text:style-name="T5">false</text:span><text:tab/>в противном случае</text:p>
        </text:list-item>
      </text:list>
      <text:h text:style-name="Heading_20_5" text:outline-level="5"><text:span text:style-name="T49">Метод</text:span> <text:span text:style-name="T83">getMessage()</text:span></text:h>
      <text:p text:style-name="P16"><text:tab/><text:span text:style-name="T25">Возвращает строку знаков, содержимое которой описывает ошибку и ее причину</text:span></text:p>
      <text:p text:style-name="P77">Синтаксис:</text:p>
      <text:p text:style-name="P59"/>
      <text:p text:style-name="P58"><text:span text:style-name="T59"><text:s text:c="2"/>public</text:span><text:span text:style-name="T74"> String</text:span><text:span text:style-name="T75"> getMessage()</text:span></text:p>
      <text:p text:style-name="P75"/>
      <text:h text:style-name="Heading_20_5" text:outline-level="5"><text:span text:style-name="T49">Метод</text:span> <text:span text:style-name="T83">setMessage(</text:span><text:span text:style-name="T90">String</text:span><text:span text:style-name="T83">)</text:span></text:h>
      <text:p text:style-name="P12"><text:tab/>Устанавливает значение строки знаков, содержимое которой описывает ошибку и ее причину.</text:p>
      <text:p text:style-name="P77">Синтаксис:</text:p>
      <text:p text:style-name="P59"/>
      <text:p text:style-name="P58"><text:span text:style-name="T59"><text:s text:c="2"/>public</text:span><text:span text:style-name="T74"> void</text:span><text:span text:style-name="T75"> setMessage(String </text:span><text:span text:style-name="T77">msg</text:span><text:span text:style-name="T75">)</text:span></text:p>
      <text:p text:style-name="P77">Синтаксис:</text:p>
      <text:p text:style-name="P77"/>
      <text:p text:style-name="P70"><text:tab/><text:span text:style-name="T7">message</text:span><text:span text:style-name="T42"> <text:tab/>-<text:tab/>новое содержимое сообщения</text:span></text:p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Heading_20_3" text:outline-level="3"><text:span text:style-name="T52">Класс </text:span><text:span text:style-name="T20">tdo.impl.</text:span><text:span text:style-name="T19">ValidationManager</text:span></text:h>
      <text:p text:style-name="P51"/>
      <text:p text:style-name="P29"><text:span text:style-name="T54">public <text:s/>class</text:span><text:span text:style-name="T65"> </text:span>ValidationManager </text:p>
      <text:p text:style-name="P70"/>
      <text:p text:style-name="P70"><text:tab/><text:span text:style-name="T42">Таблица типа </text:span><text:span text:style-name="T12">tdo</text:span><text:span text:style-name="T2">.Table</text:span><text:span text:style-name="T42"> позволяет регистрировать неограниченное число валидаторов — объектов типа </text:span><text:span text:style-name="T12">tdo.impl.</text:span><text:span text:style-name="T2">Validator</text:span><text:span text:style-name="T42">. Для хранения таких объектов, а также их применения предназначен класс </text:span><text:span text:style-name="T2">ValidationManager</text:span><text:span text:style-name="T42">.<text:tab/></text:span></text:p>
      <text:p text:style-name="P70"><text:tab/><text:span text:style-name="T37">Валидаторы рядов </text:span><text:span text:style-name="T42">при регистрации добавляются в коллекцию типа </text:span><text:span text:style-name="T12">java.util.</text:span><text:span text:style-name="T2">List</text:span><text:span text:style-name="T42">. Приложению эта коллекция предоставляется классом через метод </text:span><text:span text:style-name="T2">getRowValidators()</text:span><text:span text:style-name="T42">. Пример последовательности действий <text:s/>приложения:</text:span></text:p>
      <text:list xml:id="list39270600" text:style-name="L20">
        <text:list-item>
          <text:p text:style-name="P113"><text:span text:style-name="T65">ValidationManager </text:span><text:span text:style-name="T52">vm </text:span><text:span text:style-name="T65"><text:s/>= <text:s/>table.</text:span>getValidationManager();</text:p>
        </text:list-item>
        <text:list-item>
          <text:p text:style-name="P113"><text:span text:style-name="T65">List&lt;Validator&gt; </text:span><text:span text:style-name="T52">ls</text:span><text:span text:style-name="T65"> <text:s/>= </text:span><text:span text:style-name="T52">v m</text:span><text:span text:style-name="T65">.</text:span>getRowValidators();</text:p>
        </text:list-item>
      </text:list>
      <text:p text:style-name="P58"><text:tab/>Эта коллекция может быть использована, например, при анализе возникших ошибок.</text:p>
      <text:p text:style-name="P58"><text:span text:style-name="T75"><text:tab/></text:span><text:span text:style-name="T50">Валидаторы колонок </text:span>при регистрации добавляются в коллекцию типа <text:span text:style-name="T2">java.util.</text:span><text:span text:style-name="T3">Map&lt;</text:span><text:span text:style-name="T2">String,List&lt;Validator&gt;</text:span><text:span text:style-name="T3">&gt;</text:span>. Приложению эта коллекция предоставляется классом через метод <text:span text:style-name="T3">getColumnValidators()</text:span>. Пример последовательности действий <text:s/>приложения:</text:p>
      <text:p text:style-name="P79"/>
      <text:list xml:id="list39273921" text:style-name="L21">
        <text:list-item>
          <text:p text:style-name="P114"><text:span text:style-name="T65">ValidationManager </text:span><text:span text:style-name="T52">vm </text:span><text:span text:style-name="T65"><text:s/>= <text:s/>table.</text:span>getValidationManager();</text:p>
        </text:list-item>
        <text:list-item>
          <text:p text:style-name="P114"><text:span text:style-name="T65">Map</text:span>&lt;<text:span text:style-name="T65">String,List&lt;Validator&gt;</text:span>&gt;<text:span text:style-name="T65"> <text:s text:c="2"/>map = <text:s/></text:span><text:span text:style-name="T52">vm</text:span><text:span text:style-name="T65">.</text:span>getColumnValidators();</text:p>
        </text:list-item>
        <text:list-item>
          <text:p text:style-name="P114"><text:span text:style-name="T65">List&lt;Validator&gt; </text:span><text:s/><text:span text:style-name="T65">cls</text:span> <text:s/>= <text:span text:style-name="T65">map.</text:span>get(<text:span text:style-name="T52">column-name</text:span>);</text:p>
        </text:list-item>
      </text:list>
      <text:p text:style-name="P66"/>
      <text:p text:style-name="P66"><text:tab/><text:span text:style-name="T42">Когда в процессе обработки данных ряда таблицы, требуется выполнить </text:span><text:span text:style-name="T37">валидацию ряда</text:span><text:span text:style-name="T42">, то выполняется один из перегруженных методов: </text:span>validate(<text:span text:style-name="T52">DataRow</text:span>)<text:span text:style-name="T42"> или </text:span>validate(<text:span text:style-name="T52">DataRow</text:span>, <text:span text:style-name="T52">boolean</text:span>)<text:span text:style-name="T42"> мэнежера. Код метода, последовательно извлекает из списка </text:span><text:span text:style-name="T37">валидаторов ряда</text:span><text:span text:style-name="T42">, начиная с 0-го элемента валидатор — объект типа </text:span>Validator<text:span text:style-name="T42"> и выполняется его метод </text:span>validate<text:span text:style-name="T42">. Если для всех валидаторов получен результат </text:span><text:span text:style-name="T52">true</text:span><text:span text:style-name="T42">, то </text:span><text:soft-page-break/><text:span text:style-name="T42">считается, что ряд успешно прошел проверку и ошибок не обнаружено. Если, хотя бы для одного из валидаторов, его метод </text:span>validate<text:span text:style-name="T42"> вернул </text:span><text:span text:style-name="T52">false</text:span><text:span text:style-name="T42">, то считается, что ряд содержит ошибочные данные.</text:span></text:p>
      <text:p text:style-name="P80"><text:span text:style-name="T42"><text:tab/>Когда в процессе обработки колонки ряда таблицы, требуется выполнить </text:span><text:span text:style-name="T37">валидацию колонки</text:span><text:span text:style-name="T42">, то выполняется метод: </text:span></text:p>
      <text:p text:style-name="P78"/>
      <text:p text:style-name="P80"><text:tab/>validate(<text:span text:style-name="T65">DataRow</text:span><text:span text:style-name="T52"> row, </text:span><text:span text:style-name="T65">String</text:span><text:span text:style-name="T52"> columnName, </text:span><text:span text:style-name="T65">Object</text:span><text:span text:style-name="T52"> newValue</text:span>)<text:span text:style-name="T42"> </text:span></text:p>
      <text:p text:style-name="P78"/>
      <text:p text:style-name="P80"><text:span text:style-name="T42">мэнежера. Метод, используя имя заданной колонки как ключ, извлекает список </text:span><text:span text:style-name="T37">валидаторов колонки</text:span><text:span text:style-name="T42">, и, затем, <text:s/>начиная с 0-го элемента последовательно применяет его метод </text:span>validate<text:span text:style-name="T42">. Если для всех валидаторов списка получен результат </text:span><text:span text:style-name="T52">true</text:span><text:span text:style-name="T42">, то считается, что колонка успешно прошла проверку и ошибок не обнаружено. Если, хотя бы для одного из валидаторов, его метод </text:span>validate<text:span text:style-name="T42"> вернул </text:span><text:span text:style-name="T52">false</text:span><text:span text:style-name="T42">, то считается, что колонка содержит ошибочные данные.</text:span></text:p>
      <text:p text:style-name="P78"/>
      <text:p text:style-name="P78"><text:tab/></text:p>
      <text:h text:style-name="P136" text:outline-level="4"><text:tab/>Регистрация валидаторов</text:h>
      <text:p text:style-name="P19"><text:tab/><text:span text:style-name="T33">Регистрация валидатора </text:span><text:span text:style-name="T35">ряда</text:span><text:span text:style-name="T33"> производится менеджером валидации применением одного из методов:</text:span></text:p>
      <text:list xml:id="list39251263" text:style-name="L22">
        <text:list-item>
          <text:p text:style-name="P99">void <text:span text:style-name="T49">addRowValidator(</text:span>Validator <text:span text:style-name="T50">validator</text:span>,String <text:span text:style-name="T50">msg</text:span><text:span text:style-name="T49">)</text:span></text:p>
        </text:list-item>
        <text:list-item>
          <text:p text:style-name="P99">Validator <text:span text:style-name="T49">addRowValidator(</text:span>String <text:span text:style-name="T50">expression</text:span>,String <text:span text:style-name="T50">msg</text:span><text:span text:style-name="T49">)</text:span></text:p>
        </text:list-item>
      </text:list>
      <text:p text:style-name="P19"><text:tab/><text:span text:style-name="T33">Если для ряда регистрируется </text:span><text:span text:style-name="T35">несколько</text:span><text:span text:style-name="T33"> валидаторов, то для каждого из них может быть применен любой их приведенных выше методов.</text:span></text:p>
      <text:p text:style-name="P20"><text:span text:style-name="T33"><text:tab/></text:span><text:span text:style-name="T35">Первая</text:span><text:span text:style-name="T33"> форма метода является наиболее гибкой, позволяя для валидации разработать класс, реализующий интерфейс </text:span><text:span text:style-name="T16">Validator</text:span><text:span text:style-name="T33">. </text:span></text:p>
      <text:p text:style-name="P20"><text:span text:style-name="T33"><text:tab/></text:span><text:span text:style-name="T35">Вторая</text:span><text:span text:style-name="T33"> форма метода более удобна, т.к. позволяет задать правила валидации строковым выражением над именами колонок таблицы, литералами, функциями и параметрами. </text:span></text:p>
      <text:p text:style-name="P6"><text:tab/>Для удаления валидатора ряда используется метод:</text:p>
      <text:p text:style-name="P20"><text:span text:style-name="T33"><text:tab/><text:tab/></text:span><text:span text:style-name="T1">void </text:span><text:span text:style-name="T16">removeRowValidator(</text:span><text:span text:style-name="T1">Validator </text:span><text:span text:style-name="T17">validator</text:span><text:span text:style-name="T16">)</text:span></text:p>
      <text:p text:style-name="P5"/>
      <text:p text:style-name="P84"><text:span text:style-name="T33"><text:tab/>Регистрация валидатора </text:span><text:span text:style-name="T35">колонки</text:span><text:span text:style-name="T33"> производится менеджером валидации применением одного из методов:</text:span></text:p>
      <text:p text:style-name="P85"/>
      <text:list xml:id="list39726420" text:continue-list="list39251263" text:style-name="L22">
        <text:list-item text:start-value="1">
          <text:p text:style-name="P100">void <text:span text:style-name="T49">addColumnValidator(</text:span>String <text:span text:style-name="T50">columnName</text:span>, Validator <text:span text:style-name="T50">validator</text:span>,String <text:span text:style-name="T50">msg</text:span><text:span text:style-name="T49">)</text:span></text:p>
        </text:list-item>
        <text:list-item>
          <text:p text:style-name="P100">Validator <text:span text:style-name="T49">addColumnValidator(</text:span>String <text:span text:style-name="T50">columnName</text:span>, String <text:span text:style-name="T50">expression</text:span>,String <text:span text:style-name="T50">msg</text:span><text:span text:style-name="T49">)</text:span></text:p>
        </text:list-item>
      </text:list>
      <text:p text:style-name="P19"><text:tab/><text:span text:style-name="T33">Если для колонки регистрируется </text:span><text:span text:style-name="T35">несколько</text:span><text:span text:style-name="T33"> валидаторов, то для каждого из них может быть применен любой их приведенных выше методов.</text:span></text:p>
      <text:p text:style-name="P20"><text:span text:style-name="T33"><text:tab/></text:span><text:span text:style-name="T35">Первая</text:span><text:span text:style-name="T33"> форма метода является наиболее гибкой, позволяя для валидации разработать класс, реализующий интерфейс </text:span><text:span text:style-name="T16">Validator</text:span><text:span text:style-name="T33">. </text:span></text:p>
      <text:p text:style-name="P20"><text:span text:style-name="T33"><text:tab/></text:span><text:span text:style-name="T35">Вторая</text:span><text:span text:style-name="T33"> форма метода более удобна, т.к. позволяет задать правила валидации строковым выражением над именами колонок таблицы, литералами, функциями и параметрами. </text:span></text:p>
      <text:p text:style-name="P6"><text:tab/>Для удаления валидатора колонки по заданному имени колонки используется метод:</text:p>
      <text:p text:style-name="P60"><text:tab/><text:tab/><text:span text:style-name="T1">void </text:span><text:span text:style-name="T16">removeColumnValidator(</text:span><text:span text:style-name="T1">String </text:span><text:span text:style-name="T17">columnName</text:span><text:span text:style-name="T1">, Validator </text:span><text:span text:style-name="T17">validator</text:span><text:span text:style-name="T16">)</text:span></text:p>
      <text:p text:style-name="P70"/>
      <text:h text:style-name="P136" text:outline-level="4"><text:soft-page-break/><text:tab/><text:span text:style-name="T65">Обработка событий валидации</text:span></text:h>
      <text:p text:style-name="P4"><text:span text:style-name="T65"><text:tab/>Когда валидатор колонки или ряда обнаруживает ошибку валидации, он возбуждает событие типа </text:span><text:span text:style-name="T12">tdo.event.</text:span><text:span text:style-name="T2">ValidateEvent</text:span><text:span text:style-name="T12"> </text:span><text:span text:style-name="T65">и оповещает все загегистрированные обработчики этого события. Обработчик события, должен реализовывать интерфейс </text:span><text:span text:style-name="T12">tdo.event.</text:span><text:span text:style-name="T2">ValidateListener</text:span><text:span text:style-name="T65">. События валидации регистрируются классом </text:span><text:span text:style-name="T2">ValidationManager</text:span><text:span text:style-name="T65"> одним из методов:</text:span></text:p>
      <text:list xml:id="list39277254" text:style-name="L23">
        <text:list-item>
          <text:p text:style-name="P101"><text:span text:style-name="T65">void </text:span>addRowValidateListener(<text:span text:style-name="T65">ValidateListener l</text:span>)</text:p>
        </text:list-item>
        <text:list-item>
          <text:p text:style-name="P101"><text:span text:style-name="T65">void </text:span>addColumnValidateListener(<text:span text:style-name="T65">ValidateListener l</text:span>)</text:p>
        </text:list-item>
      </text:list>
      <text:p text:style-name="P7"><text:tab/>Для удаления обработчика используется один из методов соответственно:</text:p>
      <text:list xml:id="list39254206" text:style-name="L24">
        <text:list-item>
          <text:p text:style-name="P102"><text:span text:style-name="T65">void </text:span>removeRowValidateListener(<text:span text:style-name="T65">ValidateListener l</text:span>)</text:p>
        </text:list-item>
        <text:list-item>
          <text:p text:style-name="P102"><text:span text:style-name="T65">void </text:span>removeColumnValidateListener(<text:span text:style-name="T65">ValidateListener l</text:span>)</text:p>
        </text:list-item>
      </text:list>
      <text:p text:style-name="P7"/>
      <text:p text:style-name="P7"/>
      <text:h text:style-name="P137" text:outline-level="4"><text:span text:style-name="T65"><text:tab/>Методы класса </text:span><text:span text:style-name="T52">ValidationManager</text:span></text:h>
      <text:p text:style-name="P21"/>
      <text:h text:style-name="P140" text:outline-level="5"><text:span text:style-name="T49">Конструктор</text:span><text:span text:style-name="T65"> </text:span><text:span text:style-name="T82">ValidationManager(</text:span><text:span text:style-name="T93">TableServices</text:span><text:span text:style-name="T82">)</text:span></text:h>
      <text:p text:style-name="P17"/>
      <text:p text:style-name="P58"><text:s text:c="5"/>Создает экземпляр класса для заданной таблицы.</text:p>
      <text:p text:style-name="P58"/>
      <text:p text:style-name="P59">Синтаксис</text:p>
      <text:p text:style-name="P59"/>
      <text:p text:style-name="P65"><text:s text:c="4"/><text:tab/><text:span text:style-name="T53">public</text:span> <text:span text:style-name="T49">ValidationManager(</text:span>TableServices <text:span text:style-name="T50">services</text:span><text:span text:style-name="T49">) </text:span></text:p>
      <text:p text:style-name="P58"/>
      <text:p text:style-name="P59">Параметр</text:p>
      <text:p text:style-name="P58"><text:tab/><text:span text:style-name="T6">services</text:span> <text:tab/>- <text:s/>сервисы таблицы, для которой создается объект</text:p>
      <text:p text:style-name="P58"/>
      <text:h text:style-name="P142" text:outline-level="5"><text:span text:style-name="T100">Метод</text:span> <text:span text:style-name="T82">getRowValidators()</text:span></text:h>
      <text:p text:style-name="P58"><text:tab/>Возвращает список всех валидаторов ряда.</text:p>
      <text:p text:style-name="P59">Синтаксис</text:p>
      <text:p text:style-name="P67"><text:s text:c="4"/><text:tab/><text:span text:style-name="T60">public</text:span><text:span text:style-name="T98"> </text:span><text:span text:style-name="T97">List&lt;Validator&gt;</text:span><text:span text:style-name="T98"> getRowValidators()</text:span></text:p>
      <text:p text:style-name="P59"/>
      <text:p text:style-name="P58"><text:s text:c="4"/>/**</text:p>
      <text:p text:style-name="P58"><text:s text:c="5"/>* Возвращает map-тавлицу всех валидаторов для всех колонок.</text:p>
      <text:p text:style-name="P58"><text:s text:c="5"/>* @return map-таблица валидаторов колонок</text:p>
      <text:p text:style-name="P58"><text:s text:c="5"/>*/</text:p>
      <text:h text:style-name="P142" text:outline-level="5"><text:span text:style-name="T100">Метод</text:span> <text:span text:style-name="T82">getColumnValidators()</text:span></text:h>
      <text:p text:style-name="P58"><text:tab/>Возвращает <text:span text:style-name="T50">map</text:span>-таблицу <text:s/>валидаторов всех колонок.</text:p>
      <text:p text:style-name="P59"><text:soft-page-break/>Синтаксис</text:p>
      <text:p text:style-name="P58"><text:tab/><text:span text:style-name="T58">public</text:span><text:span text:style-name="T2"> Map&lt;String,List&lt;Validator&gt;&gt; </text:span><text:span text:style-name="T3">getColumnValidators() </text:span></text:p>
      <text:p text:style-name="P59">Описание</text:p>
      <text:p text:style-name="P58"><text:tab/><text:span text:style-name="T50">map</text:span>-таблица реализована классом как объект типа <text:span text:style-name="T2">java.util.</text:span><text:span text:style-name="T3">HashMap</text:span>. Строковое значение имени колонки служит ключом для доступа к списку типа <text:span text:style-name="T2">java.util.</text:span><text:span text:style-name="T3">List</text:span> всех зарегистрированных для колонки валидаторов.</text:p>
      <text:p text:style-name="P58"/>
      <text:p text:style-name="P58"/>
      <text:p text:style-name="P58"/>
      <text:p text:style-name="P58"/>
      <text:p text:style-name="P58"/>
      <text:p text:style-name="P58"/>
      <text:h text:style-name="P142" text:outline-level="5"><text:span text:style-name="T100">Метод</text:span> <text:span text:style-name="T82">getTableServices()</text:span></text:h>
      <text:p text:style-name="P58"><text:s text:c="6"/>Возвращает сервисы таблицы, для которой выполняется валидация.</text:p>
      <text:p text:style-name="P59">Синтаксис</text:p>
      <text:p text:style-name="P65"><text:s text:c="4"/><text:tab/><text:tab/><text:span text:style-name="T53">public</text:span> TableServices <text:span text:style-name="T49">getTableServices()</text:span></text:p>
      <text:h text:style-name="P142" text:outline-level="5"><text:span text:style-name="T100">Метод</text:span> <text:span text:style-name="T82">clear()</text:span></text:h>
      <text:p text:style-name="P58"><text:s text:c="5"/>Удаляет валидаторы и обработчики событий. Удаляет все валидаторы ряда, все валидаторы всех колонок. Также удаляются обработчики события ValidateEvent как для ряда, так и для колонок.</text:p>
      <text:p text:style-name="P59">Синтаксис</text:p>
      <text:p text:style-name="P58"><text:tab/><text:tab/><text:span text:style-name="T58">public</text:span><text:span text:style-name="T2"> </text:span><text:span text:style-name="T58">void</text:span><text:span text:style-name="T2"> </text:span><text:span text:style-name="T3">clear() </text:span></text:p>
      <text:h text:style-name="P142" text:outline-level="5"><text:span text:style-name="T100">Метод</text:span> <text:span text:style-name="T82">addColumnValidator(</text:span><text:span text:style-name="T81">String, String, String</text:span><text:span text:style-name="T82">) </text:span></text:h>
      <text:p text:style-name="P58"><text:tab/>Создает и добавляет в map-таблицу валидаторов новый объект для заданных имени колонки, логического выражения и сообщения об ошибке.</text:p>
      <text:p text:style-name="P59">Синтаксис</text:p>
      <text:p text:style-name="P58"><text:tab/><text:span text:style-name="T58">public</text:span><text:span text:style-name="T2"> Validator </text:span><text:span text:style-name="T3">addColumnValidator(</text:span><text:span text:style-name="T2">String </text:span><text:span text:style-name="T5">columnName</text:span><text:span text:style-name="T2">, String </text:span><text:span text:style-name="T5">expression</text:span><text:span text:style-name="T2">,String </text:span><text:span text:style-name="T5">msg</text:span><text:span text:style-name="T3">)</text:span></text:p>
      <text:p text:style-name="P59">Параметры</text:p>
      <text:list xml:id="list39257069" text:style-name="L25">
        <text:list-item>
          <text:p text:style-name="P88"><text:span text:style-name="T6">columnName</text:span> имя колонки, которая проверяется валидатором</text:p>
        </text:list-item>
        <text:list-item>
          <text:p text:style-name="P88"><text:span text:style-name="T6">expression</text:span> логическое выражение для контроля валидности нового значения колонки</text:p>
        </text:list-item>
        <text:list-item>
          <text:p text:style-name="P88"><text:span text:style-name="T6">msg</text:span> сообщение об ошибке. Если имеет значение <text:span text:style-name="T3">null</text:span>, то создаваемый валидатор сохраняет свое <text:span text:style-name="T50">собственное</text:span> сообщение.</text:p>
        </text:list-item>
      </text:list>
      <text:p text:style-name="P59">Возвращает</text:p>
      <text:p text:style-name="P58"><text:tab/><text:span text:style-name="T6">null</text:span>, <text:s/>если expression равен <text:span text:style-name="T3">null</text:span> или его длина равна 0.</text:p>
      <text:p text:style-name="P58"/>
      <text:h text:style-name="P142" text:outline-level="5"><text:span text:style-name="T100">Метод</text:span> <text:span text:style-name="T82">addColumnValidator(</text:span><text:span text:style-name="T81">String, Validator, String</text:span><text:span text:style-name="T82">) </text:span></text:h>
      <text:p text:style-name="P58"><text:tab/>Создает и добавляет в map-таблицу валидаторов новый объект для заданных имени колонки, логического выражения и сообщения об ошибке.</text:p>
      <text:p text:style-name="P58"/>
      <text:p text:style-name="P59"><text:soft-page-break/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addColumnValidator(</text:span><text:span text:style-name="T2">String </text:span><text:span text:style-name="T5">columnName</text:span><text:span text:style-name="T2">, Validator </text:span><text:span text:style-name="T5">validator</text:span><text:span text:style-name="T2">, String </text:span><text:span text:style-name="T5">msg</text:span><text:span text:style-name="T3">)</text:span></text:p>
      <text:p text:style-name="P59">Параметры</text:p>
      <text:list xml:id="list39266577" text:style-name="L26">
        <text:list-item>
          <text:p text:style-name="P122"><text:span text:style-name="T6">columnName</text:span> - имя колонки, которая проверяется валидатором</text:p>
        </text:list-item>
        <text:list-item>
          <text:p text:style-name="P122"><text:span text:style-name="T6">validator</text:span> - валидатор нового значения колонки.</text:p>
        </text:list-item>
        <text:list-item>
          <text:p text:style-name="P122"><text:span text:style-name="T6">msg</text:span> - сообщение об ошибке. Если имеет значение <text:span text:style-name="T3">null</text:span>, то создаваемый валидатор сохраняет свое <text:span text:style-name="T50">собственное</text:span> сообщение.</text:p>
        </text:list-item>
      </text:list>
      <text:p text:style-name="P58"/>
      <text:h text:style-name="P143" text:outline-level="5"/>
      <text:h text:style-name="P142" text:outline-level="5"><text:span text:style-name="T100">Метод</text:span> <text:span text:style-name="T82">removeColumnValidator(</text:span><text:span text:style-name="T81">String, Validator</text:span><text:span text:style-name="T82">) </text:span></text:h>
      <text:p text:style-name="P58"><text:tab/>Удаляет заданный валидатор колонки из списка, соответствующего заданому имени колонки.</text:p>
      <text:p text:style-name="P5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removeColumnValidator(</text:span><text:span text:style-name="T2">String </text:span><text:span text:style-name="T5">columnName</text:span><text:span text:style-name="T2">, Validator </text:span><text:span text:style-name="T5">validator</text:span><text:span text:style-name="T3">)</text:span></text:p>
      <text:p text:style-name="P59">Параметры</text:p>
      <text:list xml:id="list39250899" text:style-name="L27">
        <text:list-item>
          <text:p text:style-name="P123"><text:span text:style-name="T6">columnName</text:span> - колонка, для которой удаляется валидатор</text:p>
        </text:list-item>
        <text:list-item>
          <text:p text:style-name="P123"><text:span text:style-name="T6">validator</text:span> - удаляемый валидатор колонки.</text:p>
        </text:list-item>
      </text:list>
      <text:p text:style-name="P58"/>
      <text:h text:style-name="P142" text:outline-level="5"><text:span text:style-name="T100">Метод</text:span> <text:span text:style-name="T82">removeColumnValidators(</text:span><text:span text:style-name="T81">String</text:span><text:span text:style-name="T82">) </text:span></text:h>
      <text:p text:style-name="P58"><text:tab/>Удаляет все валидаторы колонки, соответствующие заданому имени колонки.</text:p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removeColumnValidators(</text:span><text:span text:style-name="T2">String </text:span><text:span text:style-name="T5">columnName</text:span><text:span text:style-name="T3">)</text:span></text:p>
      <text:p text:style-name="P59">Параметры</text:p>
      <text:list xml:id="list39735139" text:continue-list="list39250899" text:style-name="L27">
        <text:list-item text:start-value="1">
          <text:p text:style-name="P123"><text:span text:style-name="T6">columnName</text:span> - колонка, для которой удаляются валидаторы</text:p>
        </text:list-item>
      </text:list>
      <text:p text:style-name="P58"/>
      <text:h text:style-name="P142" text:outline-level="5"><text:span text:style-name="T100">Метод</text:span> <text:span text:style-name="T82">addRowValidator(</text:span><text:span text:style-name="T81">String, String</text:span><text:span text:style-name="T82">) </text:span></text:h>
      <text:p text:style-name="P58"><text:tab/>Создает и добавляет в список валидаторов новый объект для заданного логического выражения и заданного сообщения об ошибке.</text:p>
      <text:p text:style-name="P58"/>
      <text:p text:style-name="P59">Синтаксис</text:p>
      <text:p text:style-name="P58"><text:tab/><text:span text:style-name="T58">public</text:span><text:span text:style-name="T2"> Validator </text:span><text:span text:style-name="T3">addRowValidator(</text:span><text:span text:style-name="T2"> String </text:span><text:span text:style-name="T5">expression</text:span><text:span text:style-name="T2">,String </text:span><text:span text:style-name="T5">msg</text:span><text:span text:style-name="T3">)</text:span></text:p>
      <text:p text:style-name="P59">Параметры</text:p>
      <text:list xml:id="list39710745" text:continue-list="list39257069" text:style-name="L25">
        <text:list-header>
          <text:p text:style-name="P88"/>
        </text:list-header>
      </text:list>
      <text:list xml:id="list39271036" text:style-name="L28">
        <text:list-item>
          <text:p text:style-name="P124"><text:span text:style-name="T6">expression</text:span> логическое выражение для контроля валидности ряда</text:p>
        </text:list-item>
        <text:list-item>
          <text:p text:style-name="P124"><text:span text:style-name="T6">msg</text:span> сообщение об ошибке. Если имеет значение <text:span text:style-name="T3">null</text:span>, то создаваемый валидатор сохраняет свое <text:span text:style-name="T50">собственное</text:span> сообщение.</text:p>
        </text:list-item>
      </text:list>
      <text:p text:style-name="P59"><text:soft-page-break/>Возвращает</text:p>
      <text:p text:style-name="P58"><text:tab/><text:span text:style-name="T6">null</text:span>, <text:s/>если expression равен <text:span text:style-name="T3">null</text:span> или его длина равна 0.</text:p>
      <text:h text:style-name="P142" text:outline-level="5"><text:span text:style-name="T100">Метод</text:span> <text:span text:style-name="T82">addRowValidator(</text:span><text:span text:style-name="T81">Validator, String</text:span><text:span text:style-name="T82">) </text:span></text:h>
      <text:p text:style-name="P58"><text:tab/>Создает и добавляет в список валидаторов новый объект для заданного валидатора и заданного сообщения об ошибке.</text:p>
      <text:p text:style-name="P5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addRowValidator(</text:span><text:span text:style-name="T2"> Validator </text:span><text:span text:style-name="T5">validator</text:span><text:span text:style-name="T2">, String </text:span><text:span text:style-name="T5">msg</text:span><text:span text:style-name="T3">)</text:span></text:p>
      <text:p text:style-name="P59">Параметры</text:p>
      <text:list xml:id="list39723404" text:continue-list="list39710745" text:style-name="L25">
        <text:list-header>
          <text:p text:style-name="P88"/>
        </text:list-header>
      </text:list>
      <text:list xml:id="list39272820" text:style-name="L29">
        <text:list-item>
          <text:p text:style-name="P125"><text:span text:style-name="T6">validator</text:span> добавляемый валидатор</text:p>
        </text:list-item>
        <text:list-item>
          <text:p text:style-name="P125"><text:span text:style-name="T6">msg</text:span> сообщение об ошибке. Если имеет значение <text:span text:style-name="T3">null</text:span>, то создаваемый валидатор сохраняет свое <text:span text:style-name="T50">собственное</text:span> сообщение.</text:p>
        </text:list-item>
      </text:list>
      <text:h text:style-name="P142" text:outline-level="5"><text:span text:style-name="T100">Метод</text:span> <text:span text:style-name="T82">removeRowValidator(</text:span><text:span text:style-name="T81">Validator</text:span><text:span text:style-name="T82">) </text:span></text:h>
      <text:p text:style-name="P58"><text:tab/>Удаляет заданный валидатор из списка зарегистрированных валидаторов.</text:p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removeRowValidator(</text:span><text:span text:style-name="T2"> Validator </text:span><text:span text:style-name="T5">validator</text:span><text:span text:style-name="T3">)</text:span></text:p>
      <text:p text:style-name="P59">Параметры</text:p>
      <text:list xml:id="list39721644" text:continue-list="list39723404" text:style-name="L25">
        <text:list-header>
          <text:p text:style-name="P88"/>
        </text:list-header>
      </text:list>
      <text:list xml:id="list39251114" text:style-name="L30">
        <text:list-item>
          <text:p text:style-name="P89"><text:span text:style-name="T6">validator</text:span> удаляемый</text:p>
        </text:list-item>
      </text:list>
      <text:p text:style-name="P58"/>
      <text:p text:style-name="P58"/>
      <text:h text:style-name="P142" text:outline-level="5"><text:span text:style-name="T100">Метод</text:span> <text:span text:style-name="T82">validate(</text:span><text:span text:style-name="T81">DataRow </text:span><text:span text:style-name="T92">row</text:span><text:span text:style-name="T81">, boolean </text:span><text:span text:style-name="T92">throwException</text:span><text:span text:style-name="T82">) </text:span></text:h>
      <text:p text:style-name="P78"><text:tab/></text:p>
      <text:p text:style-name="P78"><text:tab/>Выполняет валидацию заданного ряда выбрасывая или нет исключение в случае обнаружения ошибки.</text:p>
      <text:p text:style-name="P78"/>
      <text:p text:style-name="P58"><text:tab/>Последовательно выполняет валидаторы из списка валидаторов ряда, начиная с валидатора с индексом 0. Первый валидатор, обнаруживший ошибку завершает обработку. При этом, если параметр <text:span text:style-name="T70">throwException</text:span> равен <text:span text:style-name="T3">true</text:span> выбрасывается исключение <text:s text:c="4"/><text:span text:style-name="T2">tdo.impl.</text:span><text:span text:style-name="T3">ValidateException</text:span>.</text:p>
      <text:list xml:id="list39264233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validate(</text:span><text:span text:style-name="T2">DataRow </text:span><text:span text:style-name="T5">row</text:span><text:span text:style-name="T2">, boolean </text:span><text:span text:style-name="T5">throwException</text:span><text:span text:style-name="T3">) </text:span></text:p>
      <text:p text:style-name="P59">Параметры</text:p>
      <text:list xml:id="list39710309" text:continue-list="list39264233" text:style-name="L31">
        <text:list-item text:start-value="1">
          <text:p text:style-name="P126"><text:span text:style-name="T71">row</text:span> - <text:tab/>проверяемый ряд</text:p>
        </text:list-item>
        <text:list-item>
          <text:p text:style-name="P90"><text:span text:style-name="T67">throwException</text:span> <text:s/>- <text:span text:style-name="T39">указывает следует ли при ошибке выбрасывать <text:s/>исключение. Значение </text:span><text:span text:style-name="T97">true</text:span><text:span text:style-name="T39"> означает, что будет выброшено исключение </text:span><text:span text:style-name="T99">tdo.impl.</text:span><text:span text:style-name="T97">ValidateException</text:span><text:span text:style-name="T39"> при ошибке, обнаруженной <text:s text:c="2"/>хотя бы одним валидатором</text:span></text:p>
        </text:list-item>
      </text:list>
      <text:p text:style-name="P58"/>
      <text:p text:style-name="P59">Возвращает</text:p>
      <text:list xml:id="list39274506" text:style-name="L32">
        <text:list-item>
          <text:p text:style-name="P91"><text:soft-page-break/><text:span text:style-name="T71">true</text:span> все валидаторы завершились успешно, не обнаружив ошибки. <text:span text:style-name="T71">false</text:span> - в противном случае (возможно только, если параметр <text:span text:style-name="T70">throwException</text:span> равен <text:span text:style-name="T71">false</text:span>).</text:p>
        </text:list-item>
      </text:list>
      <text:p text:style-name="P58"><text:s text:c="3"/></text:p>
      <text:p text:style-name="P58"/>
      <text:p text:style-name="P58"/>
      <text:p text:style-name="P58"/>
      <text:p text:style-name="P58"/>
      <text:p text:style-name="P58"/>
      <text:h text:style-name="P142" text:outline-level="5"><text:span text:style-name="T100">Метод</text:span> <text:span text:style-name="T82">validate(</text:span><text:span text:style-name="T81">DataRow </text:span><text:span text:style-name="T92">row</text:span><text:span text:style-name="T82">) </text:span></text:h>
      <text:p text:style-name="P78"><text:tab/></text:p>
      <text:p text:style-name="P78"><text:tab/>Выполняет валидацию заданного ряда выбрасывая или нет исключение в случае обнаружения ошибки.</text:p>
      <text:p text:style-name="P78"/>
      <text:p text:style-name="P78"><text:tab/>Делегирует исполнение методу <text:span text:style-name="T3">validate(</text:span><text:span text:style-name="T5">DataRow</text:span><text:span text:style-name="T2">, </text:span><text:span text:style-name="T5">boolean</text:span><text:span text:style-name="T2">)</text:span> при значении второго параметра равным <text:span text:style-name="T6">false</text:span>.</text:p>
      <text:p text:style-name="P78"/>
      <text:p text:style-name="P58"><text:tab/>Последовательно выполняет валидаторы из списка валидаторов ряда, начиная с валидатора с индексом 0. Первый валидатор, обнаруживший ошибку завершает обработку. При этом, если параметр <text:span text:style-name="T70">throwException</text:span> равен <text:span text:style-name="T3">true</text:span> выбрасывается исключение <text:s text:c="4"/><text:span text:style-name="T2">tdo.impl.</text:span><text:span text:style-name="T3">ValidateException</text:span>.</text:p>
      <text:list xml:id="list39731115" text:continue-list="list39710309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3">validate(</text:span><text:span text:style-name="T2">DataRow </text:span><text:span text:style-name="T5">row</text:span><text:span text:style-name="T3">) </text:span></text:p>
      <text:p text:style-name="P66"/>
      <text:p text:style-name="P59">Параметры</text:p>
      <text:p text:style-name="P59"/>
      <text:list xml:id="list39717258" text:continue-list="list39731115" text:style-name="L31">
        <text:list-item text:start-value="1">
          <text:p text:style-name="P126"><text:span text:style-name="T71">row</text:span> - <text:tab/>проверяемый ряд</text:p>
          <text:p text:style-name="P126"/>
        </text:list-item>
      </text:list>
      <text:p text:style-name="P59">Возвращает</text:p>
      <text:list xml:id="list39266510" text:style-name="L33">
        <text:list-item>
          <text:p text:style-name="P92"><text:span text:style-name="T71">true</text:span> все валидаторы завершились успешно, не обнаружив ошибки. <text:span text:style-name="T71">false</text:span> - в противном случае.</text:p>
        </text:list-item>
      </text:list>
      <text:p text:style-name="P58"><text:s text:c="3"/></text:p>
      <text:p text:style-name="P58"/>
      <text:h text:style-name="P142" text:outline-level="5"><text:span text:style-name="T100">Метод</text:span> <text:span text:style-name="T82">validate(</text:span><text:span text:style-name="T81">DataRow </text:span><text:span text:style-name="T92">row, </text:span><text:span text:style-name="T81">String </text:span><text:span text:style-name="T92">columnName</text:span><text:span text:style-name="T81">, Object </text:span><text:span text:style-name="T92">value</text:span><text:span text:style-name="T47"> </text:span><text:span text:style-name="T82">) </text:span></text:h>
      <text:p text:style-name="P78"><text:tab/></text:p>
      <text:p text:style-name="P58"><text:tab/>Выполняет валидацию заданного ряда для заданной колонки и при заданном новом устанавливаемом значении колонки. Метод завершается не выполняясь, если не зарегистрировано ни одного валидатора для заданной колонки или имя колонки равно <text:span text:style-name="T6">null</text:span>.</text:p>
      <text:p text:style-name="P58"><text:tab/>Последовательно выполняет валидаторы из списка валидаторов колонки, начиная с валидатора с индексом 0. Первый валидатор, обнаруживший ошибку завершает обработку.</text:p>
      <text:p text:style-name="P58"/>
      <text:p text:style-name="P59">Синтаксис</text:p>
      <text:p text:style-name="P59"><text:soft-page-break/></text:p>
      <text:p text:style-name="P58"><text:tab/><text:span text:style-name="T58">public</text:span><text:span text:style-name="T2"> </text:span><text:span text:style-name="T58">void</text:span><text:span text:style-name="T2"> </text:span><text:span text:style-name="T3">validate(</text:span><text:span text:style-name="T2">DataRow </text:span><text:span text:style-name="T5">row, </text:span><text:span text:style-name="T2">String </text:span><text:span text:style-name="T5">columnName</text:span><text:span text:style-name="T2">, Object </text:span><text:span text:style-name="T5">value</text:span> <text:span text:style-name="T3">) </text:span></text:p>
      <text:p text:style-name="P66"/>
      <text:p text:style-name="P59">Параметры</text:p>
      <text:p text:style-name="P59"/>
      <text:list xml:id="list39733787" text:continue-list="list39717258" text:style-name="L31">
        <text:list-item text:start-value="1">
          <text:p text:style-name="P126"><text:span text:style-name="T71">row</text:span> - <text:tab/>проверяемый ряд</text:p>
        </text:list-item>
        <text:list-item>
          <text:p text:style-name="P126"><text:span text:style-name="T71">columnName</text:span> — имя проверяемой колонки</text:p>
        </text:list-item>
        <text:list-item>
          <text:p text:style-name="P126"><text:span text:style-name="T71">value</text:span> — новое, проверяемое значение колонки</text:p>
          <text:p text:style-name="P126"/>
        </text:list-item>
      </text:list>
      <text:p text:style-name="P59">Возвращает</text:p>
      <text:list xml:id="list39247610" text:style-name="L34">
        <text:list-item>
          <text:p text:style-name="P127"><text:span text:style-name="T71">true</text:span> все валидаторы завершились успешно, не обнаружив ошибки. <text:span text:style-name="T71">false</text:span> - в противном случае.</text:p>
        </text:list-item>
      </text:list>
      <text:p text:style-name="P58"><text:s text:c="3"/></text:p>
      <text:h text:style-name="Heading_20_5" text:outline-level="5"><text:span text:style-name="T100">Метод</text:span> <text:span text:style-name="T82">addRowValidateListener(</text:span><text:span text:style-name="T94">ValidateListener)</text:span></text:h>
      <text:p text:style-name="P78"><text:tab/></text:p>
      <text:p text:style-name="P78"><text:tab/>Регистрирует обработчик события <text:span text:style-name="T2">tdo.event.</text:span><text:span text:style-name="T3">ValidateEvent </text:span>контроля <text:s/>данных ряда.</text:p>
      <text:list xml:id="list39708760" text:continue-list="list39733787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83">addRowValidateListener(</text:span><text:span text:style-name="T91">ValidateListener </text:span><text:span text:style-name="T85">listener</text:span><text:span text:style-name="T91">)</text:span></text:p>
      <text:p text:style-name="P59">Параметры</text:p>
      <text:list xml:id="list39714449" text:continue-list="list39708760" text:style-name="L31">
        <text:list-item text:start-value="1">
          <text:p text:style-name="P126"><text:span text:style-name="T71">listener</text:span> - <text:tab/>регистрируемый обработчик</text:p>
        </text:list-item>
      </text:list>
      <text:p text:style-name="P58"/>
      <text:p text:style-name="P58"/>
      <text:p text:style-name="P58"/>
      <text:h text:style-name="Heading_20_5" text:outline-level="5"><text:span text:style-name="T100">Метод</text:span> <text:span text:style-name="T82">removeRowValidateListener(</text:span><text:span text:style-name="T94">ValidateListener)</text:span></text:h>
      <text:p text:style-name="P78"><text:tab/></text:p>
      <text:p text:style-name="P78"><text:tab/>Удаляет обработчик события <text:span text:style-name="T2">tdo.event.</text:span><text:span text:style-name="T3">ValidateEvent </text:span>контроля <text:s/>данных ряда.</text:p>
      <text:list xml:id="list39712535" text:continue-numbering="true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83">removeValidateListener(</text:span><text:span text:style-name="T91">ValidateListener </text:span><text:span text:style-name="T85">listener</text:span><text:span text:style-name="T91">)</text:span></text:p>
      <text:p text:style-name="P59">Параметры</text:p>
      <text:list xml:id="list39711270" text:continue-list="list39712535" text:style-name="L31">
        <text:list-item text:start-value="1">
          <text:p text:style-name="P126"><text:span text:style-name="T71">listener</text:span> - <text:tab/>удаляемый обработчик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h text:style-name="Heading_20_5" text:outline-level="5"><text:span text:style-name="T100">Метод</text:span> <text:span text:style-name="T82">addColumnValidateListener(</text:span><text:span text:style-name="T94">ValidateListener)</text:span></text:h>
      <text:p text:style-name="P78"><text:tab/></text:p>
      <text:p text:style-name="P78"><text:tab/>Регистрирует обработчик события <text:span text:style-name="T2">tdo.event.</text:span><text:span text:style-name="T3">ValidateEvent </text:span>контроля <text:s/>данных колонки.</text:p>
      <text:list xml:id="list39735433" text:continue-numbering="true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83">addColumnValidateListener(</text:span><text:span text:style-name="T91">ValidateListener </text:span><text:span text:style-name="T85">listener</text:span><text:span text:style-name="T91">)</text:span></text:p>
      <text:p text:style-name="P59">Параметры</text:p>
      <text:list xml:id="list39718503" text:continue-list="list39735433" text:style-name="L31">
        <text:list-item text:start-value="1">
          <text:p text:style-name="P126"><text:span text:style-name="T71">listener</text:span> - <text:tab/>регистрируемый обработчик</text:p>
        </text:list-item>
      </text:list>
      <text:p text:style-name="P58"/>
      <text:h text:style-name="Heading_20_5" text:outline-level="5"><text:span text:style-name="T100">Метод</text:span> <text:span text:style-name="T82">removeColumnValidateListener(</text:span><text:span text:style-name="T94">ValidateListener)</text:span></text:h>
      <text:p text:style-name="P78"><text:tab/></text:p>
      <text:p text:style-name="P78"><text:tab/>Удаляет обработчик события <text:span text:style-name="T2">tdo.event.</text:span><text:span text:style-name="T3">ValidateEvent </text:span>контроля <text:s/>данных колонки.</text:p>
      <text:list xml:id="list39727795" text:continue-numbering="true" text:style-name="L31">
        <text:list-header>
          <text:p text:style-name="P126"/>
        </text:list-header>
      </text:list>
      <text:p text:style-name="P78"/>
      <text:p text:style-name="P59">Синтаксис</text:p>
      <text:p text:style-name="P58"><text:tab/><text:span text:style-name="T58">public</text:span><text:span text:style-name="T2"> </text:span><text:span text:style-name="T58">void</text:span><text:span text:style-name="T2"> </text:span><text:span text:style-name="T83">removeColumnValidateListener(</text:span><text:span text:style-name="T91">ValidateListener </text:span><text:span text:style-name="T85">listener</text:span><text:span text:style-name="T91">)</text:span></text:p>
      <text:p text:style-name="P59">Параметры</text:p>
      <text:list xml:id="list39727458" text:continue-list="list39727795" text:style-name="L31">
        <text:list-item text:start-value="1">
          <text:p text:style-name="P126"><text:span text:style-name="T71">listener</text:span> - <text:tab/>удаляемый обработчик</text:p>
        </text:list-item>
      </text:list>
      <text:p text:style-name="P58"/>
      <text:h text:style-name="Heading_20_5" text:outline-level="5"><text:span text:style-name="T100">Метод</text:span><text:span text:style-name="T91"> </text:span><text:span text:style-name="T89">formatMessage(</text:span><text:span text:style-name="T88">DataRow </text:span><text:span text:style-name="T86">row</text:span><text:span text:style-name="T88">, Validator </text:span><text:span text:style-name="T86">v</text:span><text:span text:style-name="T89">) </text:span><text:span text:style-name="T88"><text:tab/></text:span></text:h>
      <text:p text:style-name="P78"><text:tab/>Извлекает из валидатора текст сообщения и замещает в нем специальные последовательности символов на реальные значения. К специальным последовательностям относятся:</text:p>
      <text:p text:style-name="P78"/>
      <text:list xml:id="list39274311" text:style-name="L35">
        <text:list-item>
          <text:p text:style-name="P93"><text:span text:style-name="T49">#i </text:span>- индекс валидатора в списке валидаторов</text:p>
        </text:list-item>
        <text:list-item>
          <text:p text:style-name="P93"><text:span text:style-name="T49">#ri </text:span>- индекс ряда в таблице</text:p>
        </text:list-item>
        <text:list-item>
          <text:p text:style-name="P93"><text:span text:style-name="T49">#t </text:span>- имя таблицы</text:p>
        </text:list-item>
        <text:list-item>
          <text:p text:style-name="P93"><text:span text:style-name="T49">#e </text:span>- строковое выражение, если задано</text:p>
          <text:p text:style-name="P93"/>
        </text:list-item>
      </text:list>
      <text:list xml:id="list39723795" text:continue-list="list39727458" text:style-name="L31">
        <text:list-header>
          <text:p text:style-name="P126"/>
        </text:list-header>
      </text:list>
      <text:p text:style-name="P78"><text:tab/>Данный метод обычно используется совместно с валидатором <text:span text:style-name="T50">ряда</text:span>.</text:p>
      <text:p text:style-name="P78"/>
      <text:p text:style-name="P59">Синтаксис</text:p>
      <text:p text:style-name="P58"><text:tab/><text:span text:style-name="T58">public</text:span> <text:span text:style-name="T2">String </text:span><text:span text:style-name="T3">formatMessage(</text:span><text:span text:style-name="T2">DataRow </text:span><text:span text:style-name="T5">row</text:span><text:span text:style-name="T2">, Validator </text:span><text:span text:style-name="T5">validator</text:span><text:span text:style-name="T3">) </text:span></text:p>
      <text:p text:style-name="P59">Параметры</text:p>
      <text:list xml:id="list39727998" text:continue-list="list39723795" text:style-name="L31">
        <text:list-item text:start-value="1">
          <text:p text:style-name="P126"><text:soft-page-break/><text:span text:style-name="T71">row</text:span> - <text:tab/>проверяемый ряд, для которого форматируется сообщение</text:p>
        </text:list-item>
        <text:list-item>
          <text:p text:style-name="P90">validator<text:span text:style-name="T65"> </text:span><text:span text:style-name="T42">—</text:span><text:span text:style-name="T25"> </text:span><text:span text:style-name="T24">валидатор, содержащий форматируемое сообщение</text:span></text:p>
        </text:list-item>
      </text:list>
      <text:p text:style-name="P58"/>
      <text:p text:style-name="P58"/>
      <text:p text:style-name="P58"/>
      <text:h text:style-name="Heading_20_5" text:outline-level="5"><text:span text:style-name="T100">Метод</text:span><text:span text:style-name="T91"> </text:span><text:span text:style-name="T89">formatMessage(</text:span><text:span text:style-name="T88">DataRow, Validator</text:span><text:span text:style-name="T86">, </text:span><text:span text:style-name="T88">String</text:span><text:span text:style-name="T89">) </text:span><text:span text:style-name="T88"><text:tab/></text:span></text:h>
      <text:p text:style-name="P78"><text:tab/>Извлекает из валидатора текст сообщения и замещает в нем специальные последовательности символов на реальные значения. К специальным последовательностям относятся:</text:p>
      <text:p text:style-name="P78"/>
      <text:list xml:id="list39716280" text:continue-list="list39274311" text:style-name="L35">
        <text:list-item text:start-value="1">
          <text:p text:style-name="P93"><text:span text:style-name="T49">#i </text:span>- индекс валидатора в списке валидаторов</text:p>
        </text:list-item>
        <text:list-item>
          <text:p text:style-name="P93"><text:span text:style-name="T49">#ri </text:span>- индекс ряда в таблице</text:p>
        </text:list-item>
        <text:list-item>
          <text:p text:style-name="P93"><text:span text:style-name="T49">#t </text:span>- имя таблицы</text:p>
        </text:list-item>
        <text:list-item>
          <text:p text:style-name="P93"><text:span text:style-name="T49">#e </text:span>- строковое выражение, если задано</text:p>
          <text:p text:style-name="P93"/>
        </text:list-item>
        <text:list-item>
          <text:p text:style-name="P93"><text:span text:style-name="T49">#cn</text:span> - имя колонки</text:p>
        </text:list-item>
        <text:list-item>
          <text:p text:style-name="P93"><text:span text:style-name="T49">#v </text:span>- новое (ошибочное) значение колонки</text:p>
        </text:list-item>
      </text:list>
      <text:list xml:id="list39252348" text:style-name="L36">
        <text:list-header>
          <text:p text:style-name="P128"/>
        </text:list-header>
      </text:list>
      <text:p text:style-name="P78"><text:tab/>Данный метод обычно используется совместно с валидатором <text:span text:style-name="T50">колонки</text:span>.</text:p>
      <text:p text:style-name="P78"/>
      <text:p text:style-name="P59">Синтаксис</text:p>
      <text:p text:style-name="P58"><text:tab/><text:span text:style-name="T58">public</text:span> <text:span text:style-name="T2">String </text:span><text:span text:style-name="T3">formatMessage(</text:span><text:span text:style-name="T2">DataRow </text:span><text:span text:style-name="T5">row</text:span><text:span text:style-name="T2">, Validator </text:span><text:span text:style-name="T5">validator, </text:span><text:span text:style-name="T2">String</text:span><text:span text:style-name="T5"> columnName</text:span><text:span text:style-name="T3">) </text:span></text:p>
      <text:p text:style-name="P59">Параметры</text:p>
      <text:list xml:id="list39725259" text:continue-list="list39252348" text:style-name="L36">
        <text:list-item text:start-value="1">
          <text:p text:style-name="P128"><text:span text:style-name="T71">row</text:span> - <text:tab/>проверяемый ряд, для которого форматируется сообщение</text:p>
        </text:list-item>
        <text:list-item>
          <text:p text:style-name="P129">validator<text:span text:style-name="T65"> </text:span><text:span text:style-name="T42">—</text:span><text:span text:style-name="T25"> </text:span><text:span text:style-name="T24">валидатор, содержащий форматируемое сообщение</text:span></text:p>
        </text:list-item>
        <text:list-item>
          <text:p text:style-name="P129">columnName<text:span text:style-name="T24"> — имя проверяемой колонки</text:span></text:p>
        </text:list-item>
      </text:list>
      <text:p text:style-name="P58"/>
      <text:p text:style-name="P45"/>
      <text:p text:style-name="P48"/>
      <text:p text:style-name="P49"><text:span text:style-name="T50">Класс </text:span><text:span text:style-name="T18">tdo.impl.</text:span><text:span text:style-name="T19">ColumnValidator</text:span></text:p>
      <text:p text:style-name="P51"/>
      <text:p text:style-name="P27"><text:span text:style-name="T54">public <text:s/>class</text:span><text:span text:style-name="T65"> </text:span>ColumnValidator <text:span text:style-name="T54">extends</text:span> DefaultFilterer <text:span text:style-name="T54">implements</text:span> Validator</text:p>
      <text:p text:style-name="P59"/>
      <text:p text:style-name="P59">Конструкторы</text:p>
      <text:p text:style-name="P58"><text:tab/><text:span text:style-name="T2">public ColumnValidator(Table)</text:span></text:p>
      <text:p text:style-name="P59"/>
      <text:p text:style-name="P59">Методы</text:p>
      <text:p text:style-name="P59"/>
      <text:list xml:id="list39255903" text:style-name="L37">
        <text:list-item>
          <text:p text:style-name="P115">validate(<text:span text:style-name="T50">DataRow</text:span>)</text:p>
        </text:list-item>
        <text:list-item>
          <text:p text:style-name="P115">validate(<text:span text:style-name="T50">DataRow, Object</text:span>)</text:p>
        </text:list-item>
        <text:list-item>
          <text:p text:style-name="P115">getMessage()</text:p>
        </text:list-item>
        <text:list-item>
          <text:p text:style-name="P115">setMessage(<text:span text:style-name="T50">String</text:span>)</text:p>
        </text:list-item>
      </text:list>
      <text:p text:style-name="P65"><text:soft-page-break/></text:p>
      <text:h text:style-name="Heading_20_5" text:outline-level="5"><text:span text:style-name="T49">Конструктор</text:span> <text:span text:style-name="T82">ColumnValidator( Table</text:span><text:span text:style-name="T81"> </text:span><text:span text:style-name="T92">table</text:span><text:span text:style-name="T82">)</text:span></text:h>
      <text:p text:style-name="P18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75">ColumnValidator(Table </text:span><text:span text:style-name="T77">table</text:span><text:span text:style-name="T75">)</text:span></text:p>
      <text:p text:style-name="P74"/>
      <text:h text:style-name="Heading_20_5" text:outline-level="5"><text:span text:style-name="T49">Метод</text:span> <text:span text:style-name="T83">validate( </text:span><text:span text:style-name="T87">DataRow </text:span><text:span text:style-name="T84">row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)</text:span></text:p>
      <text:p text:style-name="P70"/>
      <text:h text:style-name="Heading_20_5" text:outline-level="5"><text:span text:style-name="T49">Метод</text:span> <text:span text:style-name="T83">validate( </text:span><text:span text:style-name="T87">DataRow </text:span><text:span text:style-name="T84">row, </text:span><text:span text:style-name="T87">Object</text:span><text:span text:style-name="T84"> value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,Object </text:span><text:span text:style-name="T77">value</text:span><text:span text:style-name="T75">)</text:span></text:p>
      <text:p text:style-name="P70"/>
      <text:h text:style-name="Heading_20_5" text:outline-level="5"><text:span text:style-name="T49">Метод</text:span> <text:span text:style-name="T83">getMessage(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String</text:span><text:span text:style-name="T75"> getMessage()</text:span></text:p>
      <text:p text:style-name="P75"/>
      <text:h text:style-name="Heading_20_5" text:outline-level="5"><text:span text:style-name="T49">Метод</text:span> <text:span text:style-name="T83">setMessage(</text:span><text:span text:style-name="T90">String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void</text:span><text:span text:style-name="T75"> setMessage(String </text:span><text:span text:style-name="T77">msg</text:span><text:span text:style-name="T75">)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49"><text:span text:style-name="T50">Класс </text:span><text:span text:style-name="T18">tdo.impl.RowValidator</text:span></text:p>
      <text:p text:style-name="P51"/>
      <text:p text:style-name="P27"><text:span text:style-name="T54">public <text:s/>class</text:span><text:span text:style-name="T65"> </text:span>RowValidator <text:span text:style-name="T54">extends</text:span> DefaultFilterer <text:span text:style-name="T54">implements</text:span> Validator</text:p>
      <text:p text:style-name="P59"/>
      <text:p text:style-name="P59">Конструкторы</text:p>
      <text:p text:style-name="P58"><text:tab/><text:span text:style-name="T2">public RowValidator(Table)</text:span></text:p>
      <text:p text:style-name="P59"/>
      <text:p text:style-name="P59">Методы</text:p>
      <text:p text:style-name="P59"/>
      <text:list xml:id="list39732692" text:continue-list="list39255903" text:style-name="L37">
        <text:list-item text:start-value="1">
          <text:p text:style-name="P115">validate(<text:span text:style-name="T50">DataRow</text:span>)</text:p>
        </text:list-item>
        <text:list-item>
          <text:p text:style-name="P115">validate(<text:span text:style-name="T50">DataRow, Object</text:span>)</text:p>
        </text:list-item>
        <text:list-item>
          <text:p text:style-name="P115">getMessage()</text:p>
        </text:list-item>
        <text:list-item>
          <text:p text:style-name="P115">setMessage(<text:span text:style-name="T50">String</text:span>)</text:p>
        </text:list-item>
      </text:list>
      <text:p text:style-name="P65"><text:soft-page-break/></text:p>
      <text:h text:style-name="Heading_20_5" text:outline-level="5"><text:span text:style-name="T49">Конструктор</text:span> <text:span text:style-name="T82">ColumnValidator( Table</text:span><text:span text:style-name="T81"> </text:span><text:span text:style-name="T92">table</text:span><text:span text:style-name="T82">)</text:span></text:h>
      <text:p text:style-name="P18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75">ColumnValidator(Table </text:span><text:span text:style-name="T77">table</text:span><text:span text:style-name="T75">)</text:span></text:p>
      <text:p text:style-name="P74"/>
      <text:h text:style-name="Heading_20_5" text:outline-level="5"><text:span text:style-name="T49">Метод</text:span> <text:span text:style-name="T83">validate( </text:span><text:span text:style-name="T87">DataRow </text:span><text:span text:style-name="T84">row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)</text:span></text:p>
      <text:p text:style-name="P70"/>
      <text:h text:style-name="Heading_20_5" text:outline-level="5"><text:span text:style-name="T49">Метод</text:span> <text:span text:style-name="T83">validate( </text:span><text:span text:style-name="T87">DataRow </text:span><text:span text:style-name="T84">row, </text:span><text:span text:style-name="T87">Object</text:span><text:span text:style-name="T84"> value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</text:span><text:span text:style-name="T59">boolean</text:span><text:span text:style-name="T75"> validate(DataRow </text:span><text:span text:style-name="T77">row</text:span><text:span text:style-name="T75">,Object </text:span><text:span text:style-name="T77">value</text:span><text:span text:style-name="T75">)</text:span></text:p>
      <text:p text:style-name="P70"/>
      <text:h text:style-name="Heading_20_5" text:outline-level="5"><text:span text:style-name="T49">Метод</text:span> <text:span text:style-name="T83">getMessage(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String</text:span><text:span text:style-name="T75"> getMessage()</text:span></text:p>
      <text:p text:style-name="P75"/>
      <text:h text:style-name="Heading_20_5" text:outline-level="5"><text:span text:style-name="T49">Метод</text:span> <text:span text:style-name="T83">setMessage(</text:span><text:span text:style-name="T90">String</text:span><text:span text:style-name="T83">)</text:span></text:h>
      <text:p text:style-name="P16"/>
      <text:p text:style-name="P77">Синтаксис:</text:p>
      <text:p text:style-name="P59"/>
      <text:p text:style-name="P58"><text:span text:style-name="T59"><text:s text:c="2"/>public</text:span><text:span text:style-name="T74"> void</text:span><text:span text:style-name="T75"> setMessage(String </text:span><text:span text:style-name="T77">msg</text:span><text:span text:style-name="T75">)</text:span></text:p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text-align="justify" style:justify-single-word="false" fo:background-color="transparent">
        <style:background-image/>
      </style:paragraph-properties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08-06-12T08:14:38</meta:creation-date>
    <dc:date>2012-03-05T19:58:27.22</dc:date>
    <meta:print-date>2008-07-07T15:27:57</meta:print-date>
    <meta:editing-cycles>84</meta:editing-cycles>
    <meta:editing-duration>P15DT4H17M30S</meta:editing-duration>
    <meta:document-statistic meta:table-count="0" meta:image-count="3" meta:object-count="0" meta:page-count="33" meta:paragraph-count="626" meta:word-count="5909" meta:character-count="46955" meta:non-whitespace-character-count="45377"/>
    <meta:user-defined meta:name="Поле 1"/>
    <meta:user-defined meta:name="Поле 2"/>
    <meta:user-defined meta:name="Поле 3"/>
    <meta:user-defined meta:name="Поле 4"/>
  </office:meta>
</office:document-meta>
</file>